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FA00000053A139BF06.jpg"/>
  <manifest:file-entry manifest:media-type="image/png" manifest:full-path="Pictures/10000000000000400000004077CDC8F9.png"/>
  <manifest:file-entry manifest:media-type="image/jpeg" manifest:full-path="Pictures/100000000000007700000028EB211CE7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8cm" fo:min-width="20.0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7cm" fo:min-width="5.50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heads_20_6" draw:marker-end-width="0.3cm" draw:textarea-horizontal-align="center" draw:textarea-vertical-align="middle"/>
    </style:style>
    <style:style style:name="gr6" style:family="graphic" style:parent-style-name="standard">
      <style:graphic-properties draw:marker-end="Arrowheads_20_7" draw:marker-end-width="0.3cm" draw:textarea-horizontal-align="center" draw:textarea-vertical-align="middle"/>
    </style:style>
    <style:style style:name="gr7" style:family="graphic" style:parent-style-name="standard">
      <style:graphic-properties draw:marker-end="Arrowheads_20_8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marker-end="Arrowheads_20_9" draw:marker-end-width="0.3cm" draw:textarea-horizontal-align="center" draw:textarea-vertical-align="middle"/>
    </style:style>
    <style:style style:name="gr11" style:family="graphic" style:parent-style-name="standard">
      <style:graphic-properties draw:marker-end="Arrowheads_20_10" draw:marker-end-width="0.3cm" draw:textarea-horizontal-align="center" draw:textarea-vertical-align="middle"/>
    </style:style>
    <style:style style:name="gr12" style:family="graphic" style:parent-style-name="standard">
      <style:graphic-properties draw:marker-end="Arrowheads_20_11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heads_20_13" draw:marker-end-width="0.3cm" draw:textarea-horizontal-align="center" draw:textarea-vertical-align="middle"/>
    </style:style>
    <style:style style:name="gr15" style:family="graphic" style:parent-style-name="standard">
      <style:graphic-properties draw:marker-end="Arrowheads_20_14" draw:marker-end-width="0.3cm" draw:textarea-horizontal-align="center" draw:textarea-vertical-align="middle"/>
    </style:style>
    <style:style style:name="gr16" style:family="graphic" style:parent-style-name="standard">
      <style:graphic-properties draw:marker-end="Arrowheads_20_15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7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textarea-horizontal-align="left" draw:textarea-vertical-align="middle"/>
    </style:style>
    <style:style style:name="gr22" style:family="graphic" style:parent-style-name="standard">
      <style:graphic-properties draw:marker-end="Arrowheads_20_48" draw:marker-end-width="0.3cm" draw:textarea-horizontal-align="center" draw:textarea-vertical-align="middle"/>
    </style:style>
    <style:style style:name="gr23" style:family="graphic" style:parent-style-name="standard">
      <style:graphic-properties draw:marker-end="Arrowheads_20_49" draw:marker-end-width="0.3cm" draw:textarea-horizontal-align="center" draw:textarea-vertical-align="middle"/>
    </style:style>
    <style:style style:name="gr24" style:family="graphic" style:parent-style-name="standard">
      <style:graphic-properties draw:marker-end="Arrowheads_20_50" draw:marker-end-width="0.3cm" draw:textarea-horizontal-align="center" draw:textarea-vertical-align="middle"/>
    </style:style>
    <style:style style:name="gr25" style:family="graphic" style:parent-style-name="standard">
      <style:graphic-properties draw:marker-end="Arrowheads_20_51" draw:marker-end-width="0.3cm" draw:textarea-horizontal-align="center" draw:textarea-vertical-align="middle"/>
    </style:style>
    <style:style style:name="gr26" style:family="graphic" style:parent-style-name="standard">
      <style:graphic-properties draw:marker-end="Arrowheads_20_52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marker-end="Arrowheads_20_19" draw:marker-end-width="0.3cm" draw:textarea-horizontal-align="center" draw:textarea-vertical-align="middle"/>
    </style:style>
    <style:style style:name="gr29" style:family="graphic" style:parent-style-name="standard">
      <style:graphic-properties draw:marker-end="Arrowheads_20_20" draw:marker-end-width="0.3cm" draw:textarea-horizontal-align="center" draw:textarea-vertical-align="middle"/>
    </style:style>
    <style:style style:name="gr30" style:family="graphic" style:parent-style-name="standard">
      <style:graphic-properties draw:marker-end="Arrowheads_20_24" draw:marker-end-width="0.3cm" draw:textarea-horizontal-align="center" draw:textarea-vertical-align="middle"/>
    </style:style>
    <style:style style:name="gr31" style:family="graphic" style:parent-style-name="standard">
      <style:graphic-properties draw:marker-end="Arrowheads_20_26" draw:marker-end-width="0.3cm" draw:textarea-horizontal-align="center" draw:textarea-vertical-align="middle"/>
    </style:style>
    <style:style style:name="gr32" style:family="graphic" style:parent-style-name="standard">
      <style:graphic-properties draw:marker-end="Arrowheads_20_28" draw:marker-end-width="0.3cm" draw:textarea-horizontal-align="center" draw:textarea-vertical-align="middle"/>
    </style:style>
    <style:style style:name="gr33" style:family="graphic" style:parent-style-name="standard">
      <style:graphic-properties draw:marker-end="Arrowheads_20_29" draw:marker-end-width="0.3cm" draw:textarea-horizontal-align="center" draw:textarea-vertical-align="middle"/>
    </style:style>
    <style:style style:name="gr34" style:family="graphic" style:parent-style-name="standard">
      <style:graphic-properties draw:marker-end="Arrowheads_20_34" draw:marker-end-width="0.3cm" draw:textarea-horizontal-align="center" draw:textarea-vertical-align="middle"/>
    </style:style>
    <style:style style:name="gr35" style:family="graphic" style:parent-style-name="standard">
      <style:graphic-properties draw:marker-end="Arrowheads_20_35" draw:marker-end-width="0.3cm" draw:textarea-horizontal-align="center" draw:textarea-vertical-align="middle"/>
    </style:style>
    <style:style style:name="gr36" style:family="graphic" style:parent-style-name="standard">
      <style:graphic-properties draw:marker-end="Arrowheads_20_37" draw:marker-end-width="0.3cm" draw:textarea-horizontal-align="center" draw:textarea-vertical-align="middle"/>
    </style:style>
    <style:style style:name="gr37" style:family="graphic" style:parent-style-name="standard">
      <style:graphic-properties draw:marker-end="Arrowheads_20_38" draw:marker-end-width="0.3cm" draw:textarea-horizontal-align="center" draw:textarea-vertical-align="middle"/>
    </style:style>
    <style:style style:name="gr38" style:family="graphic" style:parent-style-name="standard">
      <style:graphic-properties draw:marker-end="Arrowheads_20_39" draw:marker-end-width="0.3cm" draw:textarea-horizontal-align="center" draw:textarea-vertical-align="middle"/>
    </style:style>
    <style:style style:name="gr39" style:family="graphic" style:parent-style-name="standard">
      <style:graphic-properties draw:marker-end="Arrowheads_20_40" draw:marker-end-width="0.3cm" draw:textarea-horizontal-align="center" draw:textarea-vertical-align="middle"/>
    </style:style>
    <style:style style:name="gr40" style:family="graphic" style:parent-style-name="standard">
      <style:graphic-properties draw:marker-end="Arrowheads_20_41" draw:marker-end-width="0.3cm" draw:textarea-horizontal-align="center" draw:textarea-vertical-align="middle"/>
    </style:style>
    <style:style style:name="gr41" style:family="graphic" style:parent-style-name="standard">
      <style:graphic-properties draw:marker-end="Arrowheads_20_42" draw:marker-end-width="0.3cm" draw:textarea-horizontal-align="center" draw:textarea-vertical-align="middle"/>
    </style:style>
    <style:style style:name="gr42" style:family="graphic" style:parent-style-name="standard">
      <style:graphic-properties draw:marker-end="Arrowheads_20_43" draw:marker-end-width="0.3cm" draw:textarea-horizontal-align="center" draw:textarea-vertical-align="middle"/>
    </style:style>
    <style:style style:name="gr43" style:family="graphic" style:parent-style-name="standard">
      <style:graphic-properties draw:marker-end="Arrowheads_20_44" draw:marker-end-width="0.3cm" draw:textarea-horizontal-align="center" draw:textarea-vertical-align="middle"/>
    </style:style>
    <style:style style:name="gr44" style:family="graphic" style:parent-style-name="standard">
      <style:graphic-properties draw:marker-end="Arrowheads_20_45" draw:marker-end-width="0.3cm" draw:textarea-horizontal-align="center" draw:textarea-vertical-align="middle"/>
    </style:style>
    <style:style style:name="gr45" style:family="graphic" style:parent-style-name="standard">
      <style:graphic-properties draw:marker-end="Arrowheads_20_46" draw:marker-end-width="0.3cm" draw:textarea-horizontal-align="center" draw:textarea-vertical-align="middle"/>
    </style:style>
    <style:style style:name="pr1" style:family="presentation" style:parent-style-name="Presentation_5f_template_5f_feb05-notes">
      <style:graphic-properties draw:fill-color="#ffffff" draw:auto-grow-height="true" fo:min-height="8.458cm"/>
    </style:style>
    <style:style style:name="pr2" style:family="presentation" style:parent-style-name="content-title">
      <style:graphic-properties draw:fill-color="#ffffff" draw:auto-grow-height="true" fo:min-height="1.869cm"/>
    </style:style>
    <style:style style:name="pr3" style:family="presentation" style:parent-style-name="content-outline1">
      <style:graphic-properties draw:fill-color="#ffffff" draw:auto-grow-height="true" fo:min-height="14.702cm"/>
    </style:style>
    <style:style style:name="pr4" style:family="presentation" style:parent-style-name="content-notes">
      <style:graphic-properties draw:fill-color="#ffffff" fo:min-height="11.432cm"/>
    </style:style>
    <style:style style:name="pr5" style:family="presentation" style:parent-style-name="content-outline1">
      <style:graphic-properties draw:fill-color="#ffffff" draw:auto-grow-height="true" fo:min-height="9.7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30pt" fo:font-weight="bold"/>
    </style:style>
    <style:style style:name="P3" style:family="paragraph">
      <style:text-properties fo:color="#ffffff" fo:font-family="'Nimbus Sans'" style:font-style-name="Regular" style:font-family-generic="roman" style:font-pitch="variable" fo:font-size="20pt" fo:font-weight="bold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2.063cm" fo:margin-right="0cm" fo:text-indent="-0.793cm"/>
    </style:style>
    <style:style style:name="P6" style:family="paragraph">
      <style:paragraph-properties fo:margin-left="0.952cm" fo:margin-right="0cm" fo:text-indent="-0.952cm"/>
      <style:text-properties fo:font-size="26pt"/>
    </style:style>
    <style:style style:name="P7" style:family="paragraph">
      <style:paragraph-properties fo:text-align="center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text-align="center"/>
      <style:text-properties fo:font-size="20pt" fo:font-weight="bold"/>
    </style:style>
    <style:style style:name="P14" style:family="paragraph">
      <style:paragraph-properties fo:text-align="center"/>
      <style:text-properties fo:font-size="20pt" fo:font-weight="normal"/>
    </style:style>
    <style:style style:name="P15" style:family="paragraph">
      <style:paragraph-properties fo:text-align="center"/>
      <style:text-properties fo:font-family="'Courier 10 Pitch'" style:font-pitch="fixed" fo:font-size="15pt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P17" style:family="paragraph">
      <style:paragraph-properties fo:margin-left="0cm" fo:margin-right="0cm" fo:text-indent="0cm"/>
      <style:text-properties fo:font-size="18pt"/>
    </style:style>
    <style:style style:name="P18" style:family="paragraph">
      <style:text-properties fo:font-size="18pt"/>
    </style:style>
    <style:style style:name="P19" style:family="paragraph">
      <style:paragraph-properties fo:margin-left="0.952cm" fo:margin-right="0cm" fo:text-indent="-0.952cm"/>
      <style:text-properties fo:font-size="16pt"/>
    </style:style>
    <style:style style:name="P20" style:family="paragraph">
      <style:paragraph-properties fo:text-align="center"/>
      <style:text-properties fo:font-size="16pt"/>
    </style:style>
    <style:style style:name="T1" style:family="text">
      <style:text-properties fo:color="#ffffff" fo:font-family="'Nimbus Sans L'" style:font-pitch="variable" fo:font-size="30pt" fo:font-weight="bold"/>
    </style:style>
    <style:style style:name="T2" style:family="text">
      <style:text-properties fo:color="#ffffff" fo:font-family="'Nimbus Sans L'" style:font-pitch="variable" fo:font-size="20pt" fo:font-weight="bold"/>
    </style:style>
    <style:style style:name="T3" style:family="text">
      <style:text-properties fo:color="#ffffff" fo:font-family="'Nimbus Sans L'" style:font-pitch="variable" fo:font-size="22pt" fo:font-weight="bold"/>
    </style:style>
    <style:style style:name="T4" style:family="text">
      <style:text-properties fo:color="#ffffff" fo:font-family="'Nimbus Sans'" style:font-style-name="Regular" style:font-family-generic="roman" style:font-pitch="variable" fo:font-size="20pt" fo:font-weight="bold"/>
    </style:style>
    <style:style style:name="T5" style:family="text">
      <style:text-properties fo:color="#ffffff" fo:font-family="'Nimbus Sans'" style:font-style-name="Regular" style:font-family-generic="roman" style:font-pitch="variable" fo:font-size="18pt" fo:font-weight="normal"/>
    </style:style>
    <style:style style:name="T6" style:family="text">
      <style:text-properties fo:font-size="20pt"/>
    </style:style>
    <style:style style:name="T7" style:family="text">
      <style:text-properties fo:font-size="18pt"/>
    </style:style>
    <style:style style:name="T8" style:family="text">
      <style:text-properties fo:font-size="20pt" fo:font-weight="bold"/>
    </style:style>
    <style:style style:name="T9" style:family="text">
      <style:text-properties fo:font-size="20pt" fo:font-weight="normal"/>
    </style:style>
    <style:style style:name="T10" style:family="text">
      <style:text-properties fo:font-family="'Courier 10 Pitch'" style:font-pitch="fixed" fo:font-size="15pt"/>
    </style:style>
    <style:style style:name="T11" style:family="text">
      <style:text-properties fo:font-size="18pt" fo:font-weight="bold"/>
    </style:style>
    <style:style style:name="T12" style:family="text">
      <style:text-properties fo:font-size="16pt"/>
    </style:style>
    <text:list-style style:name="L1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2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</office:automatic-styles>
  <office:body>
    <office:presentation>
      <draw:page draw:name="page1" draw:style-name="dp1" draw:master-page-name="Presentation_5f_template_5f_feb05" presentation:presentation-page-layout-name="AL1T0">
        <draw:frame draw:style-name="gr1" draw:text-style-name="P2" draw:layer="layout" svg:width="20.034cm" svg:height="7.628cm" svg:x="2.587cm" svg:y="7.74cm">
          <draw:text-box>
            <text:p text:style-name="P1"><text:span text:style-name="T1">ALSA Sound system</text:span></text:p>
            <text:p text:style-name="P1"><text:span text:style-name="T2"/></text:p>
            <text:p text:style-name="P1"><text:span text:style-name="T3">Martin Stransky </text:span></text:p>
            <text:p text:style-name="P1"><text:span text:style-name="T3"/></text:p>
            <text:p text:style-name="P1"><text:span text:style-name="T3">stransky@redhat.com</text:span></text:p>
          </draw:text-box>
        </draw:frame>
        <draw:frame draw:style-name="gr2" draw:text-style-name="P3" draw:layer="layout" svg:width="5.505cm" svg:height="3.117cm" svg:x="2.51cm" svg:y="10.839cm">
          <draw:text-box>
            <text:p text:style-name="P1"><text:span text:style-name="T4"/></text:p>
            <text:p text:style-name="P1"><text:span text:style-name="T5"/></text:p>
            <text:p text:style-name="P1"><text:span text:style-name="T5"/></text:p>
            <text:p text:style-name="P1"><text:span text:style-name="T4"/></text:p>
          </draw:text-box>
        </draw:frame>
        <presentation:notes draw:style-name="dp2">
          <draw:page-thumbnail draw:layer="layout" svg:width="12.7cm" svg:height="9.526cm" svg:x="3.175cm" svg:y="1.905cm" draw:page-number="1"/>
          <draw:frame presentation:style-name="pr1" draw:text-style-name="P1" draw:layer="layout" svg:width="21.69cm" svg:height="8.458cm" svg:x="1.866cm" svg:y="8.991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>
          <draw:text-box>
            <text:p text:style-name="P1">Agenda</text:p>
          </draw:text-box>
        </draw:frame>
        <draw:frame presentation:style-name="pr3" draw:text-style-name="P6" draw:layer="layout" svg:width="23.8cm" svg:height="14.702cm" svg:x="1.597cm" svg:y="5.163cm" presentation:class="outline">
          <draw:text-box>
            <text:list text:style-name="L3">
              <text:list-item>
                <text:p text:style-name="P4">Sound card architecture</text:p>
              </text:list-item>
            </text:list>
            <text:list text:style-name="L3">
              <text:list-item>
                <text:p text:style-name="P4">ALSA Sound System architecture</text:p>
              </text:list-item>
            </text:list>
            <text:list text:style-name="L3">
              <text:list-item>
                <text:p text:style-name="P4">High-level components</text:p>
              </text:list-item>
            </text:list>
            <text:list text:style-name="L3">
              <text:list-item>
                <text:list>
                  <text:list-item>
                    <text:p text:style-name="P5">ALSA plug-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LSA configu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LSA API</text:p>
                  </text:list-item>
                </text:list>
              </text:list-item>
            </text:list>
            <text:list text:style-name="L3">
              <text:list-item>
                <text:p text:style-name="P4">Mixer interfac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>
          <draw:text-box>
            <text:p text:style-name="P1">Sound architecture (1)</text:p>
          </draw:text-box>
        </draw:frame>
        <draw:rect draw:style-name="gr4" draw:text-style-name="P7" draw:layer="layout" svg:width="6.35cm" svg:height="1.27cm" svg:x="2.54cm" svg:y="6.35cm">
          <text:p text:style-name="P1"><text:span text:style-name="T6">raw pcm data</text:span></text:p>
        </draw:rect>
        <draw:rect draw:style-name="gr4" draw:text-style-name="P7" draw:layer="layout" svg:width="6.35cm" svg:height="1.27cm" svg:x="2.54cm" svg:y="8.255cm">
          <text:p text:style-name="P1"><text:span text:style-name="T6">raw pcm data</text:span></text:p>
        </draw:rect>
        <draw:rect draw:style-name="gr4" draw:text-style-name="P7" draw:layer="layout" svg:width="6.35cm" svg:height="1.27cm" svg:x="2.54cm" svg:y="10.16cm">
          <text:p text:style-name="P1"><text:span text:style-name="T6">raw pcm data</text:span></text:p>
        </draw:rect>
        <draw:rect draw:style-name="gr4" draw:text-style-name="P7" draw:layer="layout" svg:width="3.81cm" svg:height="2.54cm" svg:x="14.605cm" svg:y="7.62cm">
          <text:p text:style-name="P1"><text:span text:style-name="T6">raw buffer</text:span></text:p>
        </draw:rect>
        <draw:rect draw:style-name="gr4" draw:text-style-name="P8" draw:layer="layout" svg:width="3.81cm" svg:height="2.54cm" svg:x="14.605cm" svg:y="11.43cm">
          <text:p text:style-name="P1">D/A</text:p>
        </draw:rect>
        <draw:rect draw:style-name="gr4" draw:text-style-name="P8" draw:layer="layout" svg:width="3.81cm" svg:height="2.54cm" svg:x="14.605cm" svg:y="15.24cm">
          <text:p text:style-name="P1">LP</text:p>
        </draw:rect>
        <draw:rect draw:style-name="gr4" draw:text-style-name="P7" draw:layer="layout" svg:width="5.08cm" svg:height="1.27cm" svg:x="20.955cm" svg:y="15.875cm">
          <text:p text:style-name="P1"><text:span text:style-name="T6">analog output</text:span></text:p>
        </draw:rect>
        <draw:line draw:style-name="gr5" draw:text-style-name="P8" draw:layer="layout" svg:x1="18.415cm" svg:y1="16.51cm" svg:x2="20.955cm" svg:y2="16.51cm">
          <text:p text:style-name="P1"/>
        </draw:line>
        <draw:line draw:style-name="gr6" draw:text-style-name="P8" draw:layer="layout" svg:x1="16.51cm" svg:y1="10.16cm" svg:x2="16.51cm" svg:y2="11.43cm">
          <text:p text:style-name="P1"/>
        </draw:line>
        <draw:line draw:style-name="gr7" draw:text-style-name="P8" draw:layer="layout" svg:x1="16.51cm" svg:y1="13.97cm" svg:x2="16.51cm" svg:y2="15.24cm">
          <text:p text:style-name="P1"/>
        </draw:line>
        <draw:frame draw:style-name="gr8" draw:layer="layout" svg:width="5.984cm" svg:height="1.258cm" svg:x="2.54cm" svg:y="18.427cm">
          <draw:text-box>
            <text:p text:style-name="P1">system memory</text:p>
          </draw:text-box>
        </draw:frame>
        <draw:frame draw:style-name="gr8" draw:layer="layout" svg:width="4.189cm" svg:height="1.258cm" svg:x="14.226cm" svg:y="18.427cm">
          <draw:text-box>
            <text:p text:style-name="P1">sound card</text:p>
          </draw:text-box>
        </draw:frame>
        <draw:custom-shape draw:style-name="gr9" draw:text-style-name="P7" draw:layer="layout" svg:width="4.445cm" svg:height="2.54cm" svg:x="9.525cm" svg:y="7.62cm">
          <text:p text:style-name="P9"><text:span text:style-name="T6">PC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5cm" draw:page-number="3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Sound architecture (2)</text:p>
          </draw:text-box>
        </draw:frame>
        <draw:rect draw:style-name="gr4" draw:text-style-name="P10" draw:layer="layout" svg:width="22.225cm" svg:height="1.27cm" svg:x="2.54cm" svg:y="5.715cm">
          <text:p text:style-name="P1"><text:span text:style-name="T6">system memory (user data to play)</text:span></text:p>
        </draw:rect>
        <draw:rect draw:style-name="gr4" draw:text-style-name="P7" draw:layer="layout" svg:width="16.51cm" svg:height="1.27cm" svg:x="8.255cm" svg:y="15.875cm">
          <text:p text:style-name="P1"><text:span text:style-name="T6">sound card</text:span></text:p>
        </draw:rect>
        <draw:rect draw:style-name="gr4" draw:text-style-name="P8" draw:layer="layout" svg:width="4.445cm" svg:height="3.81cm" svg:x="2.54cm" svg:y="9.525cm">
          <text:p text:style-name="P1">CPU</text:p>
        </draw:rect>
        <draw:rect draw:style-name="gr4" draw:text-style-name="P8" draw:layer="layout" svg:width="4.445cm" svg:height="3.81cm" svg:x="8.255cm" svg:y="9.525cm">
          <text:p text:style-name="P1">DMA</text:p>
        </draw:rect>
        <draw:line draw:style-name="gr10" draw:text-style-name="P8" draw:layer="layout" svg:x1="10.16cm" svg:y1="13.335cm" svg:x2="10.16cm" svg:y2="15.875cm">
          <text:p text:style-name="P1"/>
        </draw:line>
        <draw:line draw:style-name="gr11" draw:text-style-name="P8" draw:layer="layout" svg:x1="10.795cm" svg:y1="15.875cm" svg:x2="10.795cm" svg:y2="13.335cm">
          <text:p text:style-name="P1"/>
        </draw:line>
        <draw:line draw:style-name="gr12" draw:text-style-name="P8" draw:layer="layout" svg:x1="10.795cm" svg:y1="6.985cm" svg:x2="10.795cm" svg:y2="9.525cm">
          <text:p text:style-name="P1"/>
        </draw:line>
        <draw:line draw:style-name="gr13" draw:text-style-name="P8" draw:layer="layout" svg:x1="8.255cm" svg:y1="16.51cm" svg:x2="4.445cm" svg:y2="16.51cm">
          <text:p text:style-name="P1"/>
        </draw:line>
        <draw:line draw:style-name="gr14" draw:text-style-name="P8" draw:layer="layout" svg:x1="4.445cm" svg:y1="16.51cm" svg:x2="4.445cm" svg:y2="13.335cm">
          <text:p text:style-name="P1"/>
        </draw:line>
        <draw:line draw:style-name="gr15" draw:text-style-name="P8" draw:layer="layout" svg:x1="4.445cm" svg:y1="6.985cm" svg:x2="4.445cm" svg:y2="9.525cm">
          <text:p text:style-name="P1"/>
        </draw:line>
        <draw:line draw:style-name="gr16" draw:text-style-name="P8" draw:layer="layout" svg:x1="5.08cm" svg:y1="9.525cm" svg:x2="5.08cm" svg:y2="6.985cm">
          <text:p text:style-name="P1"/>
        </draw:line>
        <draw:frame draw:style-name="gr8" draw:layer="layout" svg:width="3.012cm" svg:height="1.258cm" svg:x="11.43cm" svg:y="13.97cm">
          <draw:text-box>
            <text:p text:style-name="P1">PCI bus</text:p>
          </draw:text-box>
        </draw:frame>
        <draw:frame draw:style-name="gr8" draw:layer="layout" svg:width="1.509cm" svg:height="1.258cm" svg:x="2.301cm" svg:y="13.982cm">
          <draw:text-box>
            <text:p text:style-name="P1">IRQ</text:p>
          </draw:text-box>
        </draw:frame>
        <presentation:notes draw:style-name="dp2">
          <draw:page-thumbnail draw:style-name="gr3" draw:layer="layout" svg:width="12.7cm" svg:height="9.526cm" svg:x="3.175cm" svg:y="1.905cm" draw:page-number="4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>
          <draw:text-box>
            <text:p text:style-name="P1">ALSA Sound system</text:p>
          </draw:text-box>
        </draw:frame>
        <draw:frame presentation:style-name="pr3" draw:text-style-name="P4" draw:layer="layout" svg:width="23.8cm" svg:height="14.702cm" svg:x="1.597cm" svg:y="5.163cm" presentation:class="outline">
          <draw:text-box>
            <text:list text:style-name="L3">
              <text:list-item>
                <text:p text:style-name="P4">A glue between user-space application and low-level card driver</text:p>
              </text:list-item>
            </text:list>
          </draw:text-box>
        </draw:frame>
        <draw:rect draw:style-name="gr4" draw:text-style-name="P8" draw:layer="layout" svg:width="4.445cm" svg:height="4.445cm" svg:x="1.27cm" svg:y="10.16cm">
          <text:p text:style-name="P1">application</text:p>
        </draw:rect>
        <draw:rect draw:style-name="gr4" draw:text-style-name="P8" draw:layer="layout" svg:width="5.08cm" svg:height="6.985cm" svg:x="5.715cm" svg:y="8.89cm">
          <text:p text:style-name="P1">alsa-lib</text:p>
        </draw:rect>
        <draw:rect draw:style-name="gr4" draw:text-style-name="P8" draw:layer="layout" svg:width="5.08cm" svg:height="6.985cm" svg:x="14.605cm" svg:y="8.89cm">
          <text:p text:style-name="P1">alsa core</text:p>
        </draw:rect>
        <draw:rect draw:style-name="gr4" draw:text-style-name="P8" draw:layer="layout" svg:width="4.445cm" svg:height="4.445cm" svg:x="19.685cm" svg:y="10.16cm">
          <text:p text:style-name="P1">card driver</text:p>
        </draw:rect>
        <draw:line draw:style-name="gr13" draw:text-style-name="P8" draw:layer="layout" svg:x1="12.7cm" svg:y1="6.35cm" svg:x2="12.7cm" svg:y2="19.05cm">
          <text:p text:style-name="P1"/>
        </draw:line>
        <draw:frame draw:style-name="gr8" draw:layer="layout" svg:width="4.798cm" svg:height="1.258cm" svg:x="15.24cm" svg:y="17.157cm">
          <draw:text-box>
            <text:p text:style-name="P1">kernel space</text:p>
          </draw:text-box>
        </draw:frame>
        <draw:frame draw:style-name="gr8" draw:layer="layout" svg:width="4.142cm" svg:height="1.258cm" svg:x="5.715cm" svg:y="17.145cm">
          <draw:text-box>
            <text:p text:style-name="P1">user space</text:p>
          </draw:text-box>
        </draw:frame>
        <draw:custom-shape draw:style-name="gr9" draw:text-style-name="P11" draw:layer="layout" svg:width="3.81cm" svg:height="1.905cm" svg:x="10.795cm" svg:y="11.43cm">
          <text:p text:style-name="P9"><text:span text:style-name="T7">/pro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5cm" draw:page-number="5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Sound system – card driver</text:p>
          </draw:text-box>
        </draw:frame>
        <draw:frame presentation:style-name="pr3" draw:text-style-name="P4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4">Manages low-level card access (via I/O ports)</text:p>
              </text:list-item>
            </text:list>
            <text:list text:style-name="L3">
              <text:list-item>
                <text:list>
                  <text:list-item>
                    <text:p text:style-name="P5">Card set-up (initialization, shut-dow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ard configu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ow-level PCM playba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MA se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IRQ set / interupt routin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Routines for start / stop playback / recor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ow-level mixer routines, read / write actual control settings</text:p>
                  </text:list-item>
                </text:list>
              </text:list-item>
            </text:list>
          </draw:text-box>
        </draw:frame>
        <draw:rect draw:style-name="gr4" draw:text-style-name="P7" draw:layer="layout" svg:width="4.445cm" svg:height="1.334cm" svg:x="1.905cm" svg:y="16.328cm">
          <text:p text:style-name="P1"><text:span text:style-name="T6">application</text:span></text:p>
        </draw:rect>
        <draw:rect draw:style-name="gr4" draw:text-style-name="P7" draw:layer="layout" svg:width="5.08cm" svg:height="2.096cm" svg:x="6.35cm" svg:y="15.947cm">
          <text:p text:style-name="P1"><text:span text:style-name="T6">alsa-lib</text:span></text:p>
        </draw:rect>
        <draw:rect draw:style-name="gr4" draw:text-style-name="P7" draw:layer="layout" svg:width="5.08cm" svg:height="2.096cm" svg:x="15.24cm" svg:y="15.947cm">
          <text:p text:style-name="P1"><text:span text:style-name="T6">alsa core</text:span></text:p>
        </draw:rect>
        <draw:rect draw:style-name="gr4" draw:text-style-name="P13" draw:layer="layout" svg:width="4.445cm" svg:height="1.334cm" svg:x="20.32cm" svg:y="16.328cm">
          <text:p text:style-name="P1"><text:span text:style-name="T8">card driver</text:span></text:p>
        </draw:rect>
        <draw:line draw:style-name="gr13" draw:text-style-name="P8" draw:layer="layout" svg:x1="13.335cm" svg:y1="15.185cm" svg:x2="13.335cm" svg:y2="18.995cm">
          <text:p text:style-name="P1"/>
        </draw:line>
        <draw:frame draw:style-name="gr17" draw:text-style-name="P1" draw:layer="layout" svg:width="4.798cm" svg:height="1.258cm" svg:x="15.875cm" svg:y="18.427cm">
          <draw:text-box>
            <text:p text:style-name="P1">kernel space</text:p>
          </draw:text-box>
        </draw:frame>
        <draw:frame draw:style-name="gr18" draw:text-style-name="P1" draw:layer="layout" svg:width="4.142cm" svg:height="1.258cm" svg:x="6.35cm" svg:y="18.424cm">
          <draw:text-box>
            <text:p text:style-name="P1">user space</text:p>
          </draw:text-box>
        </draw:frame>
        <draw:custom-shape draw:style-name="gr19" draw:text-style-name="P11" draw:layer="layout" svg:width="3.81cm" svg:height="0.572cm" svg:x="11.43cm" svg:y="16.709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5cm" draw:page-number="6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Sound system – alsa core</text:p>
          </draw:text-box>
        </draw:frame>
        <draw:frame presentation:style-name="pr3" draw:text-style-name="P4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4">Manages buffers with sound data</text:p>
              </text:list-item>
            </text:list>
            <text:list text:style-name="L3">
              <text:list-item>
                <text:list>
                  <text:list-item>
                    <text:p text:style-name="P5">Menory manage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Buffers, control structur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ransfer data from / to user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xport mixer interface to userspace<text:line-break/></text:p>
                  </text:list-item>
                </text:list>
              </text:list-item>
            </text:list>
            <text:list text:style-name="L3">
              <text:list-item>
                <text:p text:style-name="P4">Manages timers &amp; synchronization</text:p>
              </text:list-item>
            </text:list>
          </draw:text-box>
        </draw:frame>
        <draw:rect draw:style-name="gr4" draw:text-style-name="P7" draw:layer="layout" svg:width="4.445cm" svg:height="1.334cm" svg:x="1.905cm" svg:y="16.328cm">
          <text:p text:style-name="P1"><text:span text:style-name="T6">application</text:span></text:p>
        </draw:rect>
        <draw:rect draw:style-name="gr4" draw:text-style-name="P14" draw:layer="layout" svg:width="5.08cm" svg:height="2.096cm" svg:x="6.35cm" svg:y="15.947cm">
          <text:p text:style-name="P1"><text:span text:style-name="T9">alsa-lib</text:span></text:p>
        </draw:rect>
        <draw:rect draw:style-name="gr4" draw:text-style-name="P13" draw:layer="layout" svg:width="5.08cm" svg:height="2.096cm" svg:x="15.24cm" svg:y="15.947cm">
          <text:p text:style-name="P1"><text:span text:style-name="T8">alsa core</text:span></text:p>
        </draw:rect>
        <draw:rect draw:style-name="gr4" draw:text-style-name="P7" draw:layer="layout" svg:width="4.445cm" svg:height="1.334cm" svg:x="20.32cm" svg:y="16.328cm">
          <text:p text:style-name="P1"><text:span text:style-name="T6">card driver</text:span></text:p>
        </draw:rect>
        <draw:line draw:style-name="gr13" draw:text-style-name="P8" draw:layer="layout" svg:x1="13.335cm" svg:y1="15.185cm" svg:x2="13.335cm" svg:y2="18.995cm">
          <text:p text:style-name="P1"/>
        </draw:line>
        <draw:frame draw:style-name="gr17" draw:text-style-name="P1" draw:layer="layout" svg:width="4.798cm" svg:height="1.258cm" svg:x="15.875cm" svg:y="18.427cm">
          <draw:text-box>
            <text:p text:style-name="P1">kernel space</text:p>
          </draw:text-box>
        </draw:frame>
        <draw:frame draw:style-name="gr18" draw:text-style-name="P1" draw:layer="layout" svg:width="4.142cm" svg:height="1.258cm" svg:x="6.35cm" svg:y="18.424cm">
          <draw:text-box>
            <text:p text:style-name="P1">user space</text:p>
          </draw:text-box>
        </draw:frame>
        <draw:custom-shape draw:style-name="gr19" draw:text-style-name="P11" draw:layer="layout" svg:width="3.81cm" svg:height="0.572cm" svg:x="11.43cm" svg:y="16.709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5cm" draw:page-number="7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Sound system – alsa-lib</text:p>
          </draw:text-box>
        </draw:frame>
        <draw:frame presentation:style-name="pr3" draw:text-style-name="P4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4">Sound plug-ins</text:p>
              </text:list-item>
            </text:list>
            <text:list text:style-name="L3">
              <text:list-item>
                <text:list>
                  <text:list-item>
                    <text:p text:style-name="P5">dmix, dsnoop, file, plug</text:p>
                  </text:list-item>
                </text:list>
              </text:list-item>
            </text:list>
            <text:list text:style-name="L3">
              <text:list-item>
                <text:p text:style-name="P4">Manages sound &amp; plug-in configuration</text:p>
              </text:list-item>
            </text:list>
            <text:list text:style-name="L3">
              <text:list-item>
                <text:list>
                  <text:list-item>
                    <text:p text:style-name="P5">Default sound card and devi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nfiguration for specified cards</text:p>
                  </text:list-item>
                </text:list>
              </text:list-item>
            </text:list>
            <text:list text:style-name="L3">
              <text:list-item>
                <text:p text:style-name="P4">Provide API for alsa core</text:p>
              </text:list-item>
            </text:list>
          </draw:text-box>
        </draw:frame>
        <draw:rect draw:style-name="gr4" draw:text-style-name="P7" draw:layer="layout" svg:width="4.445cm" svg:height="1.334cm" svg:x="1.905cm" svg:y="16.328cm">
          <text:p text:style-name="P1"><text:span text:style-name="T6">application</text:span></text:p>
        </draw:rect>
        <draw:rect draw:style-name="gr4" draw:text-style-name="P13" draw:layer="layout" svg:width="5.08cm" svg:height="2.096cm" svg:x="6.35cm" svg:y="15.947cm">
          <text:p text:style-name="P1"><text:span text:style-name="T8">alsa-lib</text:span></text:p>
        </draw:rect>
        <draw:rect draw:style-name="gr4" draw:text-style-name="P14" draw:layer="layout" svg:width="5.08cm" svg:height="2.096cm" svg:x="15.24cm" svg:y="15.947cm">
          <text:p text:style-name="P1"><text:span text:style-name="T9">alsa core</text:span></text:p>
        </draw:rect>
        <draw:rect draw:style-name="gr4" draw:text-style-name="P7" draw:layer="layout" svg:width="4.445cm" svg:height="1.334cm" svg:x="20.32cm" svg:y="16.328cm">
          <text:p text:style-name="P1"><text:span text:style-name="T6">card driver</text:span></text:p>
        </draw:rect>
        <draw:line draw:style-name="gr13" draw:text-style-name="P8" draw:layer="layout" svg:x1="13.335cm" svg:y1="15.185cm" svg:x2="13.335cm" svg:y2="18.995cm">
          <text:p text:style-name="P1"/>
        </draw:line>
        <draw:frame draw:style-name="gr17" draw:text-style-name="P1" draw:layer="layout" svg:width="4.798cm" svg:height="1.258cm" svg:x="15.875cm" svg:y="18.427cm">
          <draw:text-box>
            <text:p text:style-name="P1">kernel space</text:p>
          </draw:text-box>
        </draw:frame>
        <draw:frame draw:style-name="gr18" draw:text-style-name="P1" draw:layer="layout" svg:width="4.142cm" svg:height="1.258cm" svg:x="6.35cm" svg:y="18.424cm">
          <draw:text-box>
            <text:p text:style-name="P1">user space</text:p>
          </draw:text-box>
        </draw:frame>
        <draw:custom-shape draw:style-name="gr19" draw:text-style-name="P11" draw:layer="layout" svg:width="3.81cm" svg:height="0.572cm" svg:x="11.43cm" svg:y="16.709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5cm" draw:page-number="8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Sound system – application</text:p>
          </draw:text-box>
        </draw:frame>
        <draw:frame presentation:style-name="pr3" draw:text-style-name="P4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4">Only uses alsa-lib API</text:p>
              </text:list-item>
            </text:list>
            <text:list text:style-name="L3">
              <text:list-item>
                <text:list>
                  <text:list-item>
                    <text:p text:style-name="P5">Need to prepare data in supported forma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Proper sample rate / bits / channel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oading / storing data from / to dis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nfigure plug-ins, mixer settings and so on...</text:p>
                  </text:list-item>
                </text:list>
              </text:list-item>
            </text:list>
          </draw:text-box>
        </draw:frame>
        <draw:rect draw:style-name="gr4" draw:text-style-name="P13" draw:layer="layout" svg:width="4.445cm" svg:height="1.334cm" svg:x="1.905cm" svg:y="16.328cm">
          <text:p text:style-name="P1"><text:span text:style-name="T8">application</text:span></text:p>
        </draw:rect>
        <draw:rect draw:style-name="gr4" draw:text-style-name="P7" draw:layer="layout" svg:width="5.08cm" svg:height="2.096cm" svg:x="6.35cm" svg:y="15.947cm">
          <text:p text:style-name="P1"><text:span text:style-name="T6">alsa-lib</text:span></text:p>
        </draw:rect>
        <draw:rect draw:style-name="gr4" draw:text-style-name="P14" draw:layer="layout" svg:width="5.08cm" svg:height="2.096cm" svg:x="15.24cm" svg:y="15.947cm">
          <text:p text:style-name="P1"><text:span text:style-name="T9">alsa core</text:span></text:p>
        </draw:rect>
        <draw:rect draw:style-name="gr4" draw:text-style-name="P7" draw:layer="layout" svg:width="4.445cm" svg:height="1.334cm" svg:x="20.32cm" svg:y="16.328cm">
          <text:p text:style-name="P1"><text:span text:style-name="T6">card driver</text:span></text:p>
        </draw:rect>
        <draw:line draw:style-name="gr13" draw:text-style-name="P8" draw:layer="layout" svg:x1="13.335cm" svg:y1="15.185cm" svg:x2="13.335cm" svg:y2="18.995cm">
          <text:p text:style-name="P1"/>
        </draw:line>
        <draw:frame draw:style-name="gr17" draw:text-style-name="P1" draw:layer="layout" svg:width="4.798cm" svg:height="1.258cm" svg:x="15.875cm" svg:y="18.427cm">
          <draw:text-box>
            <text:p text:style-name="P1">kernel space</text:p>
          </draw:text-box>
        </draw:frame>
        <draw:frame draw:style-name="gr18" draw:text-style-name="P1" draw:layer="layout" svg:width="4.142cm" svg:height="1.258cm" svg:x="6.35cm" svg:y="18.424cm">
          <draw:text-box>
            <text:p text:style-name="P1">user space</text:p>
          </draw:text-box>
        </draw:frame>
        <draw:custom-shape draw:style-name="gr19" draw:text-style-name="P11" draw:layer="layout" svg:width="3.81cm" svg:height="0.572cm" svg:x="11.43cm" svg:y="16.709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" draw:layer="layout" svg:width="24.13cm" svg:height="1.174cm" svg:x="1.27cm" svg:y="14.605cm">
          <draw:text-box>
            <text:p text:style-name="P1"/>
          </draw:text-box>
        </draw:frame>
        <presentation:notes draw:style-name="dp2">
          <draw:page-thumbnail draw:style-name="gr3" draw:layer="layout" svg:width="12.7cm" svg:height="9.526cm" svg:x="3.175cm" svg:y="1.905cm" draw:page-number="9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>
          <draw:text-box>
            <text:p text:style-name="P1">High-level components - ALSA plug-ins</text:p>
          </draw:text-box>
        </draw:frame>
        <draw:frame presentation:style-name="pr3" draw:text-style-name="P4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4">Part of alsa-lib so it’s a part of application</text:p>
              </text:list-item>
            </text:list>
          </draw:text-box>
        </draw:frame>
        <draw:rect draw:style-name="gr4" draw:text-style-name="P14" draw:layer="layout" svg:width="4.445cm" svg:height="1.334cm" svg:x="1.905cm" svg:y="8.696cm">
          <text:p text:style-name="P1"><text:span text:style-name="T9">application</text:span></text:p>
        </draw:rect>
        <draw:rect draw:style-name="gr4" draw:text-style-name="P7" draw:layer="layout" svg:width="5.08cm" svg:height="2.096cm" svg:x="6.35cm" svg:y="8.315cm">
          <text:p text:style-name="P1"><text:span text:style-name="T6">alsa-lib</text:span></text:p>
        </draw:rect>
        <draw:rect draw:style-name="gr4" draw:text-style-name="P14" draw:layer="layout" svg:width="5.08cm" svg:height="2.096cm" svg:x="15.24cm" svg:y="8.315cm">
          <text:p text:style-name="P1"><text:span text:style-name="T9">alsa core</text:span></text:p>
        </draw:rect>
        <draw:rect draw:style-name="gr4" draw:text-style-name="P7" draw:layer="layout" svg:width="4.445cm" svg:height="1.334cm" svg:x="20.32cm" svg:y="8.696cm">
          <text:p text:style-name="P1"><text:span text:style-name="T6">card driver</text:span></text:p>
        </draw:rect>
        <draw:line draw:style-name="gr13" draw:text-style-name="P8" draw:layer="layout" svg:x1="13.335cm" svg:y1="7.553cm" svg:x2="13.335cm" svg:y2="11.363cm">
          <text:p text:style-name="P1"/>
        </draw:line>
        <draw:frame draw:style-name="gr17" draw:text-style-name="P1" draw:layer="layout" svg:width="4.798cm" svg:height="1.258cm" svg:x="15.875cm" svg:y="6.35cm">
          <draw:text-box>
            <text:p text:style-name="P1">kernel space</text:p>
          </draw:text-box>
        </draw:frame>
        <draw:frame draw:style-name="gr18" draw:text-style-name="P1" draw:layer="layout" svg:width="4.142cm" svg:height="1.258cm" svg:x="6.35cm" svg:y="6.35cm">
          <draw:text-box>
            <text:p text:style-name="P1">user space</text:p>
          </draw:text-box>
        </draw:frame>
        <draw:custom-shape draw:style-name="gr19" draw:text-style-name="P11" draw:layer="layout" svg:width="3.81cm" svg:height="0.572cm" svg:x="11.43cm" svg:y="9.077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4" draw:text-style-name="P7" draw:layer="layout" svg:width="3.175cm" svg:height="1.905cm" svg:x="11.43cm" svg:y="13.335cm">
          <text:p text:style-name="P1"><text:span text:style-name="T6">hw</text:span></text:p>
        </draw:rect>
        <draw:rect draw:style-name="gr4" draw:text-style-name="P7" draw:layer="layout" svg:width="3.175cm" svg:height="1.905cm" svg:x="8.255cm" svg:y="12.065cm">
          <text:p text:style-name="P1"><text:span text:style-name="T6">plug</text:span></text:p>
        </draw:rect>
        <draw:rect draw:style-name="gr4" draw:text-style-name="P7" draw:layer="layout" svg:width="3.175cm" svg:height="1.905cm" svg:x="11.43cm" svg:y="16.51cm">
          <text:p text:style-name="P1"><text:span text:style-name="T6">hw</text:span></text:p>
        </draw:rect>
        <draw:rect draw:style-name="gr4" draw:text-style-name="P7" draw:layer="layout" svg:width="3.175cm" svg:height="1.905cm" svg:x="8.255cm" svg:y="16.51cm">
          <text:p text:style-name="P1"><text:span text:style-name="T6">plug</text:span></text:p>
        </draw:rect>
        <draw:rect draw:style-name="gr4" draw:text-style-name="P7" draw:layer="layout" svg:width="5.08cm" svg:height="1.905cm" svg:x="3.175cm" svg:y="13.335cm">
          <text:p text:style-name="P1"><text:span text:style-name="T6">application</text:span></text:p>
        </draw:rect>
        <draw:rect draw:style-name="gr4" draw:text-style-name="P7" draw:layer="layout" svg:width="5.08cm" svg:height="1.905cm" svg:x="3.175cm" svg:y="16.51cm">
          <text:p text:style-name="P1"><text:span text:style-name="T6">application</text:span></text:p>
        </draw:rect>
        <draw:rect draw:style-name="gr4" draw:text-style-name="P7" draw:layer="layout" svg:width="3.175cm" svg:height="1.905cm" svg:x="8.255cm" svg:y="13.97cm">
          <text:p text:style-name="P9"><text:span text:style-name="T6">route &amp;</text:span><text:span text:style-name="T6"><text:line-break/></text:span><text:span text:style-name="T6">volume</text:span></text:p>
        </draw:rect>
        <draw:line draw:style-name="gr13" draw:text-style-name="P8" draw:layer="layout" svg:x1="15.875cm" svg:y1="11.43cm" svg:x2="15.875cm" svg:y2="19.685cm">
          <text:p text:style-name="P1"/>
        </draw:line>
        <draw:rect draw:style-name="gr4" draw:text-style-name="P14" draw:layer="layout" svg:width="3.81cm" svg:height="1.905cm" svg:x="17.145cm" svg:y="14.605cm">
          <text:p text:style-name="P1"><text:span text:style-name="T9">alsa core</text:span></text:p>
        </draw:rect>
        <draw:rect draw:style-name="gr4" draw:text-style-name="P14" draw:layer="layout" svg:width="3.81cm" svg:height="1.905cm" svg:x="20.955cm" svg:y="14.605cm">
          <text:p text:style-name="P1"><text:span text:style-name="T9">driver</text:span></text:p>
        </draw:rect>
        <draw:custom-shape draw:style-name="gr19" draw:text-style-name="P8" draw:layer="layout" svg:width="1.27cm" svg:height="0.635cm" svg:x="14.605cm" svg:y="13.97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8" draw:layer="layout" svg:width="1.27cm" svg:height="0.635cm" svg:x="14.605cm" svg:y="17.145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8" draw:layer="layout" svg:width="1.27cm" svg:height="0.635cm" svg:x="15.875cm" svg:y="15.24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5cm" draw:page-number="10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plug-in - dmix</text:p>
          </draw:text-box>
        </draw:frame>
        <draw:rect draw:style-name="gr4" draw:text-style-name="P7" draw:layer="layout" svg:width="3.175cm" svg:height="1.905cm" svg:x="12.065cm" svg:y="13.335cm">
          <text:p text:style-name="P1"><text:span text:style-name="T6">hw</text:span></text:p>
        </draw:rect>
        <draw:rect draw:style-name="gr4" draw:text-style-name="P7" draw:layer="layout" svg:width="3.175cm" svg:height="1.905cm" svg:x="6.985cm" svg:y="10.16cm">
          <text:p text:style-name="P1"><text:span text:style-name="T6">dmix</text:span></text:p>
        </draw:rect>
        <draw:rect draw:style-name="gr4" draw:text-style-name="P7" draw:layer="layout" svg:width="5.08cm" svg:height="1.905cm" svg:x="1.905cm" svg:y="10.16cm">
          <text:p text:style-name="P1"><text:span text:style-name="T6">application</text:span></text:p>
        </draw:rect>
        <draw:rect draw:style-name="gr4" draw:text-style-name="P7" draw:layer="layout" svg:width="5.08cm" svg:height="1.905cm" svg:x="1.905cm" svg:y="13.335cm">
          <text:p text:style-name="P1"><text:span text:style-name="T6">application</text:span></text:p>
        </draw:rect>
        <draw:line draw:style-name="gr13" draw:text-style-name="P8" draw:layer="layout" svg:x1="16.51cm" svg:y1="11.43cm" svg:x2="16.51cm" svg:y2="17.145cm">
          <text:p text:style-name="P1"/>
        </draw:line>
        <draw:rect draw:style-name="gr4" draw:text-style-name="P14" draw:layer="layout" svg:width="3.81cm" svg:height="1.905cm" svg:x="17.78cm" svg:y="13.335cm">
          <text:p text:style-name="P1"><text:span text:style-name="T9">alsa core</text:span></text:p>
        </draw:rect>
        <draw:rect draw:style-name="gr4" draw:text-style-name="P14" draw:layer="layout" svg:width="3.81cm" svg:height="1.905cm" svg:x="21.59cm" svg:y="13.335cm">
          <text:p text:style-name="P1"><text:span text:style-name="T9">driver</text:span></text:p>
        </draw:rect>
        <draw:custom-shape draw:style-name="gr19" draw:text-style-name="P8" draw:layer="layout" svg:width="1.27cm" svg:height="0.635cm" svg:x="15.24cm" svg:y="13.97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8" draw:layer="layout" svg:width="1.27cm" svg:height="0.635cm" svg:x="16.51cm" svg:y="13.97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4" draw:text-style-name="P7" draw:layer="layout" svg:width="3.175cm" svg:height="1.905cm" svg:x="6.985cm" svg:y="13.335cm">
          <text:p text:style-name="P1"><text:span text:style-name="T6">dmix</text:span></text:p>
        </draw:rect>
        <draw:rect draw:style-name="gr4" draw:text-style-name="P7" draw:layer="layout" svg:width="5.08cm" svg:height="1.905cm" svg:x="1.905cm" svg:y="16.51cm">
          <text:p text:style-name="P1"><text:span text:style-name="T6">application</text:span></text:p>
        </draw:rect>
        <draw:rect draw:style-name="gr4" draw:text-style-name="P7" draw:layer="layout" svg:width="3.175cm" svg:height="1.905cm" svg:x="6.985cm" svg:y="16.51cm">
          <text:p text:style-name="P1"><text:span text:style-name="T6">dmix</text:span></text:p>
        </draw:rect>
        <draw:frame presentation:style-name="pr3" draw:text-style-name="P4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4">Software mixer for playback</text:p>
              </text:list-item>
            </text:list>
            <text:list text:style-name="L3">
              <text:list-item>
                <text:p text:style-name="P4">Uses shared memory and semaphores</text:p>
              </text:list-item>
            </text:list>
            <text:list text:style-name="L3">
              <text:list-item>
                <text:p text:style-name="P4">Used only with cards w/o HW mixer</text:p>
              </text:list-item>
            </text:list>
          </draw:text-box>
        </draw:frame>
        <draw:custom-shape draw:style-name="gr19" draw:text-style-name="P8" draw:layer="layout" svg:width="0.635cm" svg:height="1.27cm" svg:x="8.255cm" svg:y="15.24cm">
          <text:p text:style-name="P1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0.635cm" svg:height="1.27cm" svg:x="8.255cm" svg:y="12.06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1.905cm" svg:height="0.635cm" svg:x="10.16cm" svg:y="13.97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5cm" draw:page-number="11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plug-in - dsnoop</text:p>
          </draw:text-box>
        </draw:frame>
        <draw:rect draw:style-name="gr4" draw:text-style-name="P7" draw:layer="layout" svg:width="3.175cm" svg:height="1.905cm" svg:x="12.065cm" svg:y="12.065cm">
          <text:p text:style-name="P1"><text:span text:style-name="T6">hw</text:span></text:p>
        </draw:rect>
        <draw:rect draw:style-name="gr4" draw:text-style-name="P7" draw:layer="layout" svg:width="3.175cm" svg:height="1.905cm" svg:x="17.145cm" svg:y="8.89cm">
          <text:p text:style-name="P1"><text:span text:style-name="T6">dsnoop</text:span></text:p>
        </draw:rect>
        <draw:rect draw:style-name="gr4" draw:text-style-name="P7" draw:layer="layout" svg:width="5.08cm" svg:height="1.905cm" svg:x="20.32cm" svg:y="8.89cm">
          <text:p text:style-name="P1"><text:span text:style-name="T6">application</text:span></text:p>
        </draw:rect>
        <draw:rect draw:style-name="gr4" draw:text-style-name="P7" draw:layer="layout" svg:width="5.08cm" svg:height="1.905cm" svg:x="20.32cm" svg:y="12.065cm">
          <text:p text:style-name="P1"><text:span text:style-name="T6">application</text:span></text:p>
        </draw:rect>
        <draw:line draw:style-name="gr13" draw:text-style-name="P8" draw:layer="layout" svg:x1="10.795cm" svg:y1="10.16cm" svg:x2="10.795cm" svg:y2="15.875cm">
          <text:p text:style-name="P1"/>
        </draw:line>
        <draw:rect draw:style-name="gr4" draw:text-style-name="P14" draw:layer="layout" svg:width="3.81cm" svg:height="1.905cm" svg:x="5.715cm" svg:y="12.065cm">
          <text:p text:style-name="P1"><text:span text:style-name="T9">alsa core</text:span></text:p>
        </draw:rect>
        <draw:rect draw:style-name="gr4" draw:text-style-name="P14" draw:layer="layout" svg:width="3.81cm" svg:height="1.905cm" svg:x="1.905cm" svg:y="12.065cm">
          <text:p text:style-name="P1"><text:span text:style-name="T9">driver</text:span></text:p>
        </draw:rect>
        <draw:custom-shape draw:style-name="gr19" draw:text-style-name="P8" draw:layer="layout" svg:width="1.27cm" svg:height="0.635cm" svg:x="10.795cm" svg:y="12.7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8" draw:layer="layout" svg:width="1.27cm" svg:height="0.635cm" svg:x="9.525cm" svg:y="12.7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4" draw:text-style-name="P7" draw:layer="layout" svg:width="3.175cm" svg:height="1.905cm" svg:x="17.145cm" svg:y="12.065cm">
          <text:p text:style-name="P1"><text:span text:style-name="T6">dsnoop</text:span></text:p>
        </draw:rect>
        <draw:rect draw:style-name="gr4" draw:text-style-name="P7" draw:layer="layout" svg:width="5.08cm" svg:height="1.905cm" svg:x="20.32cm" svg:y="15.24cm">
          <text:p text:style-name="P1"><text:span text:style-name="T6">application</text:span></text:p>
        </draw:rect>
        <draw:rect draw:style-name="gr4" draw:text-style-name="P7" draw:layer="layout" svg:width="3.175cm" svg:height="1.905cm" svg:x="17.145cm" svg:y="15.24cm">
          <text:p text:style-name="P1"><text:span text:style-name="T6">dsnoop</text:span></text:p>
        </draw:rect>
        <draw:frame presentation:style-name="pr3" draw:text-style-name="P4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4">Software mixer recording</text:p>
              </text:list-item>
            </text:list>
            <text:list text:style-name="L3">
              <text:list-item>
                <text:p text:style-name="P4">Reverse way of dmix plugin</text:p>
              </text:list-item>
            </text:list>
          </draw:text-box>
        </draw:frame>
        <draw:custom-shape draw:style-name="gr19" draw:text-style-name="P8" draw:layer="layout" svg:width="1.905cm" svg:height="0.635cm" svg:x="15.24cm" svg:y="12.7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8" draw:layer="layout" svg:width="0.635cm" svg:height="1.27cm" svg:x="18.415cm" svg:y="13.97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0.635cm" svg:height="1.27cm" svg:x="18.415cm" svg:y="10.795cm">
          <text:p text:style-name="P1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5cm" draw:page-number="12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plug-ins</text:p>
          </draw:text-box>
        </draw:frame>
        <draw:frame presentation:style-name="pr3" draw:text-style-name="P4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4">HW – access to sound card, playback, record</text:p>
              </text:list-item>
            </text:list>
            <text:list text:style-name="L3">
              <text:list-item>
                <text:p text:style-name="P4">Plug – converts format of samples (rate, bits), channel routing</text:p>
              </text:list-item>
            </text:list>
            <text:list text:style-name="L3">
              <text:list-item>
                <text:p text:style-name="P4">File – writes PCM stream to disk</text:p>
              </text:list-item>
            </text:list>
            <text:list text:style-name="L3">
              <text:list-item>
                <text:p text:style-name="P4">Route &amp; Volume – software volume and channel routing (stero to 5.1...)</text:p>
              </text:list-item>
            </text:list>
            <text:list text:style-name="L3">
              <text:list-item>
                <text:p text:style-name="P4">Multi – converts multiple PCM streams to one multi-channel stream</text:p>
              </text:list-item>
            </text:list>
            <text:list text:style-name="L3">
              <text:list-item>
                <text:p text:style-name="P4">Asym – can connects dmix and dsnoop to one full-duplex device</text:p>
              </text:list-item>
            </text:list>
          </draw:text-box>
        </draw:frame>
        <draw:rect draw:style-name="gr4" draw:text-style-name="P7" draw:layer="layout" svg:width="3.175cm" svg:height="1.905cm" svg:x="10.795cm" svg:y="16.511cm">
          <text:p text:style-name="P1"><text:span text:style-name="T6">hw</text:span></text:p>
        </draw:rect>
        <draw:rect draw:style-name="gr4" draw:text-style-name="P7" draw:layer="layout" svg:width="3.175cm" svg:height="1.905cm" svg:x="7.62cm" svg:y="16.511cm">
          <text:p text:style-name="P1"><text:span text:style-name="T6">plug</text:span></text:p>
        </draw:rect>
        <draw:rect draw:style-name="gr4" draw:text-style-name="P7" draw:layer="layout" svg:width="5.08cm" svg:height="1.905cm" svg:x="2.54cm" svg:y="16.511cm">
          <text:p text:style-name="P1"><text:span text:style-name="T6">application</text:span></text:p>
        </draw:rect>
        <draw:line draw:style-name="gr13" draw:text-style-name="P8" draw:layer="layout" svg:x1="15.24cm" svg:y1="15.24cm" svg:x2="15.24cm" svg:y2="19.686cm">
          <text:p text:style-name="P1"/>
        </draw:line>
        <draw:rect draw:style-name="gr4" draw:text-style-name="P14" draw:layer="layout" svg:width="3.81cm" svg:height="1.905cm" svg:x="16.51cm" svg:y="16.51cm">
          <text:p text:style-name="P1"><text:span text:style-name="T9">alsa core</text:span></text:p>
        </draw:rect>
        <draw:rect draw:style-name="gr4" draw:text-style-name="P14" draw:layer="layout" svg:width="3.81cm" svg:height="1.905cm" svg:x="20.32cm" svg:y="16.51cm">
          <text:p text:style-name="P1"><text:span text:style-name="T9">driver</text:span></text:p>
        </draw:rect>
        <draw:custom-shape draw:style-name="gr19" draw:text-style-name="P8" draw:layer="layout" svg:width="1.27cm" svg:height="0.635cm" svg:x="13.97cm" svg:y="17.146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8" draw:layer="layout" svg:width="1.27cm" svg:height="0.635cm" svg:x="15.24cm" svg:y="17.145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5cm" draw:page-number="13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t" presentation:presentation-page-layout-name="AL2T1">
        <office:forms form:automatic-focus="false" form:apply-design-mode="false"/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configuration – hw plug-in</text:p>
          </draw:text-box>
        </draw:frame>
        <draw:rect draw:style-name="gr4" draw:text-style-name="P7" draw:layer="layout" svg:width="3.175cm" svg:height="1.905cm" svg:x="3.175cm" svg:y="13.335cm">
          <text:p text:style-name="P1"><text:span text:style-name="T6">hw:0</text:span></text:p>
        </draw:rect>
        <draw:rect draw:style-name="gr21" draw:text-style-name="P7" draw:layer="layout" svg:width="11.43cm" svg:height="1.905cm" svg:x="10.16cm" svg:y="5.715cm">
          <text:p text:style-name="P1"><text:span text:style-name="T6"><text:s/></text:span><text:span text:style-name="T6">hw:0,0 – Stereo capture / playback</text:span></text:p>
        </draw:rect>
        <draw:rect draw:style-name="gr21" draw:text-style-name="P7" draw:layer="layout" svg:width="11.43cm" svg:height="1.905cm" svg:x="10.16cm" svg:y="9.525cm">
          <text:p text:style-name="P1"><text:span text:style-name="T6"><text:s/></text:span><text:span text:style-name="T6">hw:0,1 – Multichannel playback</text:span></text:p>
        </draw:rect>
        <draw:rect draw:style-name="gr21" draw:text-style-name="P7" draw:layer="layout" svg:width="11.43cm" svg:height="1.905cm" svg:x="10.16cm" svg:y="13.335cm">
          <text:p text:style-name="P1"><text:span text:style-name="T6"><text:s/></text:span><text:span text:style-name="T6">hw:0,2 - IEC958</text:span></text:p>
        </draw:rect>
        <draw:rect draw:style-name="gr4" draw:text-style-name="P7" draw:layer="layout" svg:width="3.175cm" svg:height="1.905cm" svg:x="3.175cm" svg:y="16.51cm">
          <text:p text:style-name="P1"><text:span text:style-name="T6">hw:1</text:span></text:p>
        </draw:rect>
        <draw:line draw:style-name="gr22" draw:layer="layout" svg:x1="6.35cm" svg:y1="14.605cm" svg:x2="10.16cm" svg:y2="14.605cm">
          <text:p text:style-name="P1"/>
        </draw:line>
        <draw:line draw:style-name="gr23" draw:layer="layout" svg:x1="6.35cm" svg:y1="13.97cm" svg:x2="10.16cm" svg:y2="10.795cm">
          <text:p text:style-name="P1"/>
        </draw:line>
        <draw:line draw:style-name="gr24" draw:layer="layout" svg:x1="6.35cm" svg:y1="13.335cm" svg:x2="10.16cm" svg:y2="6.985cm">
          <text:p text:style-name="P1"/>
        </draw:line>
        <draw:line draw:style-name="gr25" draw:layer="layout" svg:x1="6.35cm" svg:y1="17.145cm" svg:x2="10.16cm" svg:y2="17.145cm">
          <text:p text:style-name="P1"/>
        </draw:line>
        <draw:rect draw:style-name="gr21" draw:text-style-name="P7" draw:layer="layout" svg:width="11.43cm" svg:height="1.905cm" svg:x="10.16cm" svg:y="16.51cm">
          <text:p text:style-name="P1"><text:span text:style-name="T6"><text:s/></text:span><text:span text:style-name="T6">hw:1,0 – Stereo capture / playback</text:span></text:p>
        </draw:rect>
        <draw:line draw:style-name="gr26" draw:layer="layout" svg:x1="6.35cm" svg:y1="17.78cm" svg:x2="10.16cm" svg:y2="19.685cm">
          <text:p text:style-name="P1"/>
        </draw:lin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4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ontent" presentation:presentation-page-layout-name="AL2T1">
        <office:forms form:automatic-focus="false" form:apply-design-mode="false"/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configuration – hw plug-in</text:p>
          </draw:text-box>
        </draw:frame>
        <draw:frame presentation:style-name="pr5" draw:text-style-name="P4" draw:layer="layout" svg:width="23.8cm" svg:height="9.705cm" svg:x="1.597cm" svg:y="10.16cm" presentation:class="outline" presentation:user-transformed="true">
          <draw:text-box>
            <text:list text:style-name="L3">
              <text:list-item>
                <text:p text:style-name="P4">Plug-in - hw</text:p>
              </text:list-item>
            </text:list>
            <text:list text:style-name="L3">
              <text:list-item>
                <text:p text:style-name="P4">Card - 0</text:p>
              </text:list-item>
            </text:list>
            <text:list text:style-name="L3">
              <text:list-item>
                <text:p text:style-name="P4">Device - 1</text:p>
              </text:list-item>
            </text:list>
          </draw:text-box>
        </draw:frame>
        <draw:rect draw:style-name="gr4" draw:text-style-name="P7" draw:layer="layout" svg:width="3.175cm" svg:height="1.905cm" svg:x="15.24cm" svg:y="5.715cm">
          <text:p text:style-name="P1"><text:span text:style-name="T6">hw</text:span></text:p>
        </draw:rect>
        <draw:rect draw:style-name="gr4" draw:text-style-name="P7" draw:layer="layout" svg:width="5.08cm" svg:height="1.905cm" svg:x="7.62cm" svg:y="5.715cm">
          <text:p text:style-name="P1"><text:span text:style-name="T6">application</text:span></text:p>
        </draw:rect>
        <draw:custom-shape draw:style-name="gr19" draw:text-style-name="P8" draw:layer="layout" svg:width="2.54cm" svg:height="0.635cm" svg:x="12.7cm" svg:y="6.3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7" draw:layer="layout" svg:width="21.59cm" svg:height="1.27cm" svg:x="1.905cm" svg:y="8.255cm">
          <text:p text:style-name="P1"><text:span text:style-name="T6">aplay -D </text:span><text:span text:style-name="T8">hw</text:span><text:span text:style-name="T6">:0,1 sample.wav</text:span></text:p>
        </draw:rect>
        <draw:rect draw:style-name="gr4" draw:text-style-name="P7" draw:layer="layout" svg:width="21.59cm" svg:height="1.27cm" svg:x="1.905cm" svg:y="17.78cm">
          <text:p text:style-name="P1"><text:span text:style-name="T6">aplay -D </text:span><text:span text:style-name="T8">dmix</text:span><text:span text:style-name="T6"> sample.wav</text:span></text:p>
        </draw:rect>
        <draw:rect draw:style-name="gr4" draw:text-style-name="P7" draw:layer="layout" svg:width="3.175cm" svg:height="1.905cm" svg:x="16.51cm" svg:y="15.24cm">
          <text:p text:style-name="P1"><text:span text:style-name="T6">hw</text:span></text:p>
        </draw:rect>
        <draw:rect draw:style-name="gr4" draw:text-style-name="P7" draw:layer="layout" svg:width="5.08cm" svg:height="1.905cm" svg:x="3.175cm" svg:y="15.24cm">
          <text:p text:style-name="P1"><text:span text:style-name="T6">application</text:span></text:p>
        </draw:rect>
        <draw:rect draw:style-name="gr4" draw:text-style-name="P7" draw:layer="layout" svg:width="3.175cm" svg:height="1.905cm" svg:x="10.795cm" svg:y="15.24cm">
          <text:p text:style-name="P1"><text:span text:style-name="T6">dmix</text:span></text:p>
        </draw:rect>
        <draw:custom-shape draw:style-name="gr19" draw:text-style-name="P8" draw:layer="layout" svg:width="2.54cm" svg:height="0.635cm" svg:x="8.255cm" svg:y="15.87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8" draw:layer="layout" svg:width="2.54cm" svg:height="0.635cm" svg:x="13.97cm" svg:y="15.87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5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configuration - “default” plug-in</text:p>
          </draw:text-box>
        </draw:frame>
        <draw:rect draw:style-name="gr4" draw:text-style-name="P7" draw:layer="layout" svg:width="21.59cm" svg:height="1.27cm" svg:x="1.905cm" svg:y="8.255cm">
          <text:p text:style-name="P1"><text:span text:style-name="T6">aplay sample.wav</text:span></text:p>
        </draw:rect>
        <draw:rect draw:style-name="gr4" draw:text-style-name="P7" draw:layer="layout" svg:width="3.175cm" svg:height="1.905cm" svg:x="16.51cm" svg:y="5.715cm">
          <text:p text:style-name="P1"><text:span text:style-name="T6">hw</text:span></text:p>
        </draw:rect>
        <draw:rect draw:style-name="gr4" draw:text-style-name="P7" draw:layer="layout" svg:width="5.08cm" svg:height="1.905cm" svg:x="3.175cm" svg:y="5.715cm">
          <text:p text:style-name="P1"><text:span text:style-name="T6">application</text:span></text:p>
        </draw:rect>
        <draw:rect draw:style-name="gr4" draw:text-style-name="P7" draw:layer="layout" svg:width="3.175cm" svg:height="1.905cm" svg:x="10.795cm" svg:y="5.715cm">
          <text:p text:style-name="P1"><text:span text:style-name="T6">default</text:span></text:p>
        </draw:rect>
        <draw:custom-shape draw:style-name="gr19" draw:text-style-name="P8" draw:layer="layout" svg:width="2.54cm" svg:height="0.635cm" svg:x="8.255cm" svg:y="6.3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8" draw:layer="layout" svg:width="2.54cm" svg:height="0.635cm" svg:x="13.97cm" svg:y="6.3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1" draw:text-style-name="P15" draw:layer="layout" svg:width="21.59cm" svg:height="6.35cm" svg:x="1.905cm" svg:y="13.335cm">
          <text:p text:style-name="P1"><text:span text:style-name="T10"><text:tab/></text:span><text:span text:style-name="T10"><text:tab/></text:span><text:span text:style-name="T10">pcm.!default {</text:span></text:p>
          <text:p text:style-name="P1"><text:span text:style-name="T10"><text:tab/></text:span><text:span text:style-name="T10"><text:tab/></text:span><text:span text:style-name="T10"><text:tab/></text:span><text:span text:style-name="T10">type hw</text:span></text:p>
          <text:p text:style-name="P1"><text:span text:style-name="T10"><text:tab/></text:span><text:span text:style-name="T10"><text:tab/></text:span><text:span text:style-name="T10"><text:tab/></text:span><text:span text:style-name="T10">card 0</text:span></text:p>
          <text:p text:style-name="P1"><text:span text:style-name="T10"><text:tab/></text:span><text:span text:style-name="T10"><text:tab/></text:span><text:span text:style-name="T10">}</text:span></text:p>
          <text:p text:style-name="P1"><text:span text:style-name="T10"/></text:p>
          <text:p text:style-name="P1"><text:span text:style-name="T10"><text:tab/></text:span><text:span text:style-name="T10"><text:tab/></text:span><text:span text:style-name="T10">ctl.!default {</text:span></text:p>
          <text:p text:style-name="P1"><text:span text:style-name="T10"><text:tab/></text:span><text:span text:style-name="T10"><text:tab/></text:span><text:span text:style-name="T10"><text:tab/></text:span><text:span text:style-name="T10">type hw <text:s text:c="10"/></text:span></text:p>
          <text:p text:style-name="P1"><text:span text:style-name="T10"><text:tab/></text:span><text:span text:style-name="T10"><text:tab/></text:span><text:span text:style-name="T10"><text:tab/></text:span><text:span text:style-name="T10">card 0</text:span></text:p>
          <text:p text:style-name="P1"><text:span text:style-name="T10"><text:tab/></text:span><text:span text:style-name="T10"><text:tab/></text:span><text:span text:style-name="T10">}</text:span></text:p>
        </draw:rect>
        <draw:frame draw:style-name="gr27" draw:text-style-name="P16" draw:layer="layout" svg:width="12.065cm" svg:height="2.101cm" svg:x="1.905cm" svg:y="10.795cm">
          <draw:text-box>
            <text:p text:style-name="P1"><text:span text:style-name="T6">/etc/asound.conf</text:span></text:p>
            <text:p text:style-name="P1"><text:span text:style-name="T6">~/.asoundrc</text:span></text:p>
          </draw:text-box>
        </draw:frame>
        <presentation:notes draw:style-name="dp2">
          <draw:page-thumbnail draw:style-name="gr3" draw:layer="layout" svg:width="12.7cm" svg:height="9.526cm" svg:x="3.175cm" svg:y="1.905cm" draw:page-number="16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ontent" presentation:presentation-page-layout-name="AL2T1">
        <office:forms form:automatic-focus="false" form:apply-design-mode="false"/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configuration – all plug-ins</text:p>
          </draw:text-box>
        </draw:frame>
        <draw:rect draw:style-name="gr21" draw:text-style-name="P15" draw:layer="layout" svg:width="21.59cm" svg:height="4.445cm" svg:x="1.905cm" svg:y="12.065cm">
          <text:p text:style-name="P1"><text:span text:style-name="T10"><text:tab/></text:span><text:span text:style-name="T10"><text:tab/></text:span><text:span text:style-name="T10">pcm.NAME {</text:span></text:p>
          <text:p text:style-name="P1"><text:span text:style-name="T10"><text:tab/></text:span><text:span text:style-name="T10"><text:tab/></text:span><text:span text:style-name="T10"> <text:s text:c="4"/></text:span><text:span text:style-name="T10"><text:tab/></text:span><text:span text:style-name="T10">type hw <text:s text:c="14"/># Slave PCM plug-in</text:span></text:p>
          <text:p text:style-name="P1"><text:span text:style-name="T10"><text:s text:c="5"/></text:span><text:span text:style-name="T10"><text:tab/></text:span><text:span text:style-name="T10"><text:tab/></text:span><text:span text:style-name="T10">card INT/STR <text:s text:c="9"/># Card name or number</text:span></text:p>
          <text:p text:style-name="P1"><text:span text:style-name="T10"><text:s text:c="5"/></text:span><text:span text:style-name="T10"><text:tab/></text:span><text:span text:style-name="T10"><text:tab/></text:span><text:span text:style-name="T10">[device] INT <text:s text:c="9"/># Device number (default 0) <text:s text:c="4"/></text:span></text:p>
          <text:p text:style-name="P1"><text:span text:style-name="T10"><text:tab/></text:span><text:span text:style-name="T10"><text:tab/></text:span><text:span text:style-name="T10"><text:tab/></text:span><text:span text:style-name="T10">...</text:span><text:span text:style-name="T10"><text:tab/></text:span><text:span text:style-name="T10"><text:tab/></text:span><text:span text:style-name="T10"> <text:s text:c="5"/># Next params</text:span></text:p>
          <text:p text:style-name="P1"><text:span text:style-name="T10"><text:tab/></text:span><text:span text:style-name="T10"><text:tab/></text:span><text:span text:style-name="T10">}</text:span></text:p>
        </draw:rect>
        <draw:rect draw:style-name="gr21" draw:text-style-name="P15" draw:layer="layout" svg:width="21.59cm" svg:height="3.81cm" svg:x="1.905cm" svg:y="16.51cm">
          <text:p text:style-name="P1"><text:span text:style-name="T10"/></text:p>
          <text:p text:style-name="P1"><text:span text:style-name="T10"><text:tab/></text:span><text:span text:style-name="T10"><text:tab/></text:span><text:span text:style-name="T10">pcm.my_device {</text:span></text:p>
          <text:p text:style-name="P1"><text:span text:style-name="T10"><text:tab/></text:span><text:span text:style-name="T10"><text:tab/></text:span><text:span text:style-name="T10"> <text:s text:c="4"/></text:span><text:span text:style-name="T10"><text:tab/></text:span><text:span text:style-name="T10">type hw</text:span></text:p>
          <text:p text:style-name="P1"><text:span text:style-name="T10"><text:s text:c="5"/></text:span><text:span text:style-name="T10"><text:tab/></text:span><text:span text:style-name="T10"><text:tab/></text:span><text:span text:style-name="T10">card 0</text:span></text:p>
          <text:p text:style-name="P1"><text:span text:style-name="T10"><text:s text:c="5"/></text:span><text:span text:style-name="T10"><text:tab/></text:span><text:span text:style-name="T10"><text:tab/></text:span><text:span text:style-name="T10">device 0</text:span></text:p>
          <text:p text:style-name="P1"><text:span text:style-name="T10"><text:tab/></text:span><text:span text:style-name="T10"><text:tab/></text:span><text:span text:style-name="T10">}</text:span></text:p>
          <text:p text:style-name="P1"><text:span text:style-name="T10"/></text:p>
        </draw:rect>
        <draw:frame presentation:style-name="pr3" draw:text-style-name="P4" draw:layer="layout" svg:width="23.8cm" svg:height="14.702cm" svg:x="1.6cm" svg:y="4.983cm" presentation:class="outline" presentation:user-transformed="true">
          <draw:text-box>
            <text:list text:style-name="L3">
              <text:list-item>
                <text:p text:style-name="P4">It’s readed by alsa-lib</text:p>
              </text:list-item>
            </text:list>
            <text:list text:style-name="L3">
              <text:list-item>
                <text:p text:style-name="P4">Plug-in parameters,</text:p>
              </text:list-item>
            </text:list>
            <text:list text:style-name="L3">
              <text:list-item>
                <text:p text:style-name="P4">Main configuration in /etc/alsa/alsa.conf, includes:</text:p>
              </text:list-item>
            </text:list>
            <text:list text:style-name="L3">
              <text:list-item>
                <text:list>
                  <text:list-item>
                    <text:p text:style-name="P5">/etc/asound.conf, ~/.asoundr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/etc/alsa/cards/*.conf for specified card (by driver nam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/etc/alsa/pcm for pre-defined plug-ins (dmix, dsnoop, defaul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7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ontent" presentation:presentation-page-layout-name="AL2T1">
        <office:forms form:automatic-focus="false" form:apply-design-mode="false"/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ALSA configuration – plug-in usage</text:p>
          </draw:text-box>
        </draw:frame>
        <draw:rect draw:style-name="gr21" draw:text-style-name="P15" draw:layer="layout" svg:width="21.59cm" svg:height="3.81cm" svg:x="1.905cm" svg:y="7.62cm">
          <text:p text:style-name="P1"><text:span text:style-name="T10"/></text:p>
          <text:p text:style-name="P1"><text:span text:style-name="T10"><text:tab/></text:span><text:span text:style-name="T10"><text:tab/></text:span><text:span text:style-name="T10">pcm.my_device {</text:span></text:p>
          <text:p text:style-name="P1"><text:span text:style-name="T10"><text:tab/></text:span><text:span text:style-name="T10"><text:tab/></text:span><text:span text:style-name="T10"> <text:s text:c="4"/></text:span><text:span text:style-name="T10"><text:tab/></text:span><text:span text:style-name="T10">type hw</text:span></text:p>
          <text:p text:style-name="P1"><text:span text:style-name="T10"><text:s text:c="5"/></text:span><text:span text:style-name="T10"><text:tab/></text:span><text:span text:style-name="T10"><text:tab/></text:span><text:span text:style-name="T10">card 0</text:span></text:p>
          <text:p text:style-name="P1"><text:span text:style-name="T10"><text:s text:c="5"/></text:span><text:span text:style-name="T10"><text:tab/></text:span><text:span text:style-name="T10"><text:tab/></text:span><text:span text:style-name="T10">device 0</text:span></text:p>
          <text:p text:style-name="P1"><text:span text:style-name="T10"><text:tab/></text:span><text:span text:style-name="T10"><text:tab/></text:span><text:span text:style-name="T10">}</text:span></text:p>
          <text:p text:style-name="P1"><text:span text:style-name="T10"/></text:p>
        </draw:rect>
        <draw:rect draw:style-name="gr4" draw:text-style-name="P18" draw:layer="layout" svg:width="21.59cm" svg:height="1.27cm" svg:x="1.905cm" svg:y="5.715cm">
          <text:p text:style-name="P17"><text:span text:style-name="T7">aplay -D </text:span><text:span text:style-name="T11">pcm.my_device</text:span><text:span text:style-name="T7"> sound.vaw</text:span></text:p>
        </draw:rect>
        <draw:rect draw:style-name="gr4" draw:text-style-name="P18" draw:layer="layout" svg:width="21.59cm" svg:height="1.27cm" svg:x="1.905cm" svg:y="13.97cm">
          <text:p text:style-name="P17"><text:span text:style-name="T7">cards.pcm.default:0</text:span></text:p>
        </draw:rect>
        <draw:rect draw:style-name="gr4" draw:text-style-name="P18" draw:layer="layout" svg:width="21.59cm" svg:height="1.27cm" svg:x="1.905cm" svg:y="15.875cm">
          <text:p text:style-name="P17"><text:span text:style-name="T7">cards.EMU10K1.pcm.front.0:0</text:span></text:p>
        </draw:rect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8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>
          <draw:text-box>
            <text:p text:style-name="P1">API interface</text:p>
          </draw:text-box>
        </draw:frame>
        <draw:frame presentation:style-name="pr3" draw:text-style-name="P19" draw:layer="layout" svg:width="23.8cm" svg:height="14.702cm" svg:x="1.597cm" svg:y="5.163cm" presentation:class="outline">
          <draw:text-box>
            <text:list text:style-name="L3">
              <text:list-item>
                <text:p text:style-name="P4"><text:span text:style-name="T12">snd_pcm_open(pcm_handle, Name, Stream, Mode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2">pcm_handle – new pcm hand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2">Name – name of plug-in (“hw”, “default”..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2">Stream – record / playb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2">Mode – block / non-block access</text:span><text:span text:style-name="T12"><text:line-break/></text:span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2">snd_pcm_hw_param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2">access, format, channels, periods, buffer_size</text:span><text:span text:style-name="T12"><text:line-break/></text:span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2">snd_pcm_writei(pcm_handle, buffer, size) / snd_pcm_readi (pcm_handle, buffer, size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2">pcm_handle – handle of pcm stream (first access starts playback / recor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2">buffer – data to playback / space for reco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2">size – frames to play / record (frame = one sample for all channels)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9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Mixer interface</text:p>
          </draw:text-box>
        </draw:frame>
        <draw:frame presentation:style-name="pr3" draw:text-style-name="P19" draw:layer="layout" svg:width="23.8cm" svg:height="14.702cm" svg:x="1.597cm" svg:y="5.163cm" presentation:class="outline">
          <draw:text-box>
            <text:list text:style-name="L3">
              <text:list-item>
                <text:p text:style-name="P4">The weakest part of ALSA architecture</text:p>
              </text:list-item>
            </text:list>
            <text:list text:style-name="L3">
              <text:list-item>
                <text:p text:style-name="P4">Only exports controls from card to user-space</text:p>
              </text:list-item>
            </text:list>
          </draw:text-box>
        </draw:frame>
        <draw:rect draw:style-name="gr4" draw:text-style-name="P20" draw:layer="layout" svg:width="1.905cm" svg:height="1.27cm" svg:x="1.905cm" svg:y="10.795cm">
          <text:p text:style-name="P1"><text:span text:style-name="T12">USB</text:span></text:p>
        </draw:rect>
        <draw:rect draw:style-name="gr4" draw:text-style-name="P8" draw:layer="layout" svg:width="1.905cm" svg:height="1.27cm" svg:x="4.445cm" svg:y="13.335cm">
          <text:p text:style-name="P1">R3</text:p>
        </draw:rect>
        <draw:rect draw:style-name="gr4" draw:text-style-name="P20" draw:layer="layout" svg:width="1.905cm" svg:height="1.27cm" svg:x="1.905cm" svg:y="13.335cm">
          <text:p text:style-name="P1"><text:span text:style-name="T12">DIN</text:span></text:p>
        </draw:rect>
        <draw:rect draw:style-name="gr4" draw:text-style-name="P20" draw:layer="layout" svg:width="1.905cm" svg:height="1.27cm" svg:x="1.905cm" svg:y="15.875cm">
          <text:p text:style-name="P1"><text:span text:style-name="T12">LIN</text:span></text:p>
        </draw:rect>
        <draw:rect draw:style-name="gr4" draw:text-style-name="P8" draw:layer="layout" svg:width="1.905cm" svg:height="1.27cm" svg:x="6.35cm" svg:y="15.875cm">
          <text:p text:style-name="P1">A1</text:p>
        </draw:rect>
        <draw:rect draw:style-name="gr4" draw:text-style-name="P8" draw:layer="layout" svg:width="4.445cm" svg:height="6.35cm" svg:x="10.16cm" svg:y="10.795cm">
          <text:p text:style-name="P1">D/A<text:line-break/>A/D</text:p>
        </draw:rect>
        <draw:rect draw:style-name="gr4" draw:text-style-name="P8" draw:layer="layout" svg:width="1.905cm" svg:height="1.27cm" svg:x="16.51cm" svg:y="13.335cm">
          <text:p text:style-name="P1">A2</text:p>
        </draw:rect>
        <draw:rect draw:style-name="gr4" draw:text-style-name="P8" draw:layer="layout" svg:width="1.905cm" svg:height="1.27cm" svg:x="20.32cm" svg:y="13.335cm">
          <text:p text:style-name="P1">A3</text:p>
        </draw:rect>
        <draw:rect draw:style-name="gr4" draw:text-style-name="P20" draw:layer="layout" svg:width="1.905cm" svg:height="1.27cm" svg:x="24.13cm" svg:y="13.335cm">
          <text:p text:style-name="P1"><text:span text:style-name="T12">SPK</text:span></text:p>
        </draw:rect>
        <draw:rect draw:style-name="gr4" draw:text-style-name="P20" draw:layer="layout" svg:width="1.905cm" svg:height="1.27cm" svg:x="24.13cm" svg:y="15.875cm">
          <text:p text:style-name="P1"><text:span text:style-name="T12">USB</text:span></text:p>
        </draw:rect>
        <draw:rect draw:style-name="gr4" draw:text-style-name="P20" draw:layer="layout" svg:width="1.905cm" svg:height="1.27cm" svg:x="24.13cm" svg:y="10.795cm">
          <text:p text:style-name="P1"><text:span text:style-name="T12">DOUT</text:span></text:p>
        </draw:rect>
        <draw:rect draw:style-name="gr4" draw:text-style-name="P8" draw:layer="layout" svg:width="1.905cm" svg:height="1.27cm" svg:x="6.35cm" svg:y="8.255cm">
          <text:p text:style-name="P1">R2</text:p>
        </draw:rect>
        <draw:line draw:style-name="gr28" draw:text-style-name="P8" draw:layer="layout" svg:x1="6.35cm" svg:y1="13.97cm" svg:x2="10.16cm" svg:y2="13.97cm">
          <text:p text:style-name="P1"/>
        </draw:line>
        <draw:line draw:style-name="gr29" draw:text-style-name="P8" draw:layer="layout" svg:x1="3.81cm" svg:y1="16.51cm" svg:x2="6.35cm" svg:y2="16.51cm">
          <text:p text:style-name="P1"/>
        </draw:line>
        <draw:rect draw:style-name="gr4" draw:text-style-name="P8" draw:layer="layout" svg:width="1.905cm" svg:height="1.27cm" svg:x="18.415cm" svg:y="10.795cm">
          <text:p text:style-name="P1">R4</text:p>
        </draw:rect>
        <draw:line draw:style-name="gr30" draw:text-style-name="P8" draw:layer="layout" svg:x1="14.605cm" svg:y1="13.97cm" svg:x2="16.51cm" svg:y2="13.97cm">
          <text:p text:style-name="P1"/>
        </draw:line>
        <draw:line draw:style-name="gr31" draw:text-style-name="P8" draw:layer="layout" svg:x1="20.32cm" svg:y1="11.43cm" svg:x2="24.13cm" svg:y2="11.43cm">
          <text:p text:style-name="P1"/>
        </draw:line>
        <draw:line draw:style-name="gr32" draw:text-style-name="P8" draw:layer="layout" svg:x1="22.225cm" svg:y1="13.97cm" svg:x2="24.13cm" svg:y2="13.97cm">
          <text:p text:style-name="P1"/>
        </draw:line>
        <draw:line draw:style-name="gr33" draw:text-style-name="P8" draw:layer="layout" svg:x1="18.415cm" svg:y1="13.97cm" svg:x2="20.32cm" svg:y2="13.97cm">
          <text:p text:style-name="P1"/>
        </draw:line>
        <draw:line draw:style-name="gr34" draw:text-style-name="P8" draw:layer="layout" svg:x1="8.255cm" svg:y1="16.51cm" svg:x2="10.16cm" svg:y2="16.51cm">
          <text:p text:style-name="P1"/>
        </draw:line>
        <draw:line draw:style-name="gr35" draw:text-style-name="P8" draw:layer="layout" svg:x1="14.605cm" svg:y1="16.51cm" svg:x2="18.415cm" svg:y2="16.51cm">
          <text:p text:style-name="P1"/>
        </draw:line>
        <draw:rect draw:style-name="gr4" draw:text-style-name="P8" draw:layer="layout" svg:width="1.905cm" svg:height="1.27cm" svg:x="18.415cm" svg:y="15.875cm">
          <text:p text:style-name="P1">D1</text:p>
        </draw:rect>
        <draw:line draw:style-name="gr36" draw:text-style-name="P8" draw:layer="layout" svg:x1="20.32cm" svg:y1="16.51cm" svg:x2="24.13cm" svg:y2="16.51cm">
          <text:p text:style-name="P1"/>
        </draw:line>
        <draw:line draw:style-name="gr37" draw:text-style-name="P8" draw:layer="layout" svg:x1="19.05cm" svg:y1="12.065cm" svg:x2="19.05cm" svg:y2="15.875cm">
          <text:p text:style-name="P1"/>
        </draw:line>
        <draw:line draw:style-name="gr38" draw:text-style-name="P8" draw:layer="layout" svg:x1="14.605cm" svg:y1="11.43cm" svg:x2="18.415cm" svg:y2="11.43cm">
          <text:p text:style-name="P1"/>
        </draw:line>
        <draw:line draw:style-name="gr39" draw:text-style-name="P8" draw:layer="layout" svg:x1="3.81cm" svg:y1="11.43cm" svg:x2="6.35cm" svg:y2="11.43cm">
          <text:p text:style-name="P1"/>
        </draw:line>
        <draw:line draw:style-name="gr40" draw:text-style-name="P8" draw:layer="layout" svg:x1="8.255cm" svg:y1="11.43cm" svg:x2="10.16cm" svg:y2="11.43cm">
          <text:p text:style-name="P1"/>
        </draw:line>
        <draw:rect draw:style-name="gr4" draw:text-style-name="P8" draw:layer="layout" svg:width="1.905cm" svg:height="1.27cm" svg:x="18.415cm" svg:y="8.255cm">
          <text:p text:style-name="P1">R5</text:p>
        </draw:rect>
        <draw:line draw:style-name="gr41" draw:text-style-name="P8" draw:layer="layout" svg:x1="8.255cm" svg:y1="8.89cm" svg:x2="18.415cm" svg:y2="8.89cm">
          <text:p text:style-name="P1"/>
        </draw:line>
        <draw:line draw:style-name="gr42" draw:text-style-name="P8" draw:layer="layout" svg:x1="19.05cm" svg:y1="9.525cm" svg:x2="19.05cm" svg:y2="10.795cm">
          <text:p text:style-name="P1"/>
        </draw:line>
        <draw:rect draw:style-name="gr4" draw:text-style-name="P8" draw:layer="layout" svg:width="1.905cm" svg:height="1.27cm" svg:x="6.35cm" svg:y="10.795cm">
          <text:p text:style-name="P1">R1</text:p>
        </draw:rect>
        <draw:line draw:style-name="gr43" draw:text-style-name="P8" draw:layer="layout" svg:x1="3.81cm" svg:y1="13.97cm" svg:x2="4.445cm" svg:y2="13.97cm">
          <text:p text:style-name="P1"/>
        </draw:line>
        <draw:line draw:style-name="gr44" draw:text-style-name="P8" draw:layer="layout" svg:x1="6.985cm" svg:y1="10.795cm" svg:x2="6.985cm" svg:y2="9.525cm">
          <text:p text:style-name="P1"/>
        </draw:line>
        <draw:line draw:style-name="gr13" draw:text-style-name="P8" draw:layer="layout" svg:x1="5.08cm" svg:y1="13.335cm" svg:x2="5.08cm" svg:y2="8.89cm">
          <text:p text:style-name="P1"/>
        </draw:line>
        <draw:line draw:style-name="gr45" draw:text-style-name="P8" draw:layer="layout" svg:x1="5.08cm" svg:y1="8.89cm" svg:x2="6.35cm" svg:y2="8.89cm">
          <text:p text:style-name="P1"/>
        </draw:line>
        <presentation:notes draw:style-name="dp2">
          <draw:page-thumbnail draw:style-name="gr3" draw:layer="layout" svg:width="12.7cm" svg:height="9.526cm" svg:x="3.175cm" svg:y="1.905cm" draw:page-number="20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 presentation:user-transformed="true">
          <draw:text-box>
            <text:p text:style-name="P1">Troubleshooting</text:p>
          </draw:text-box>
        </draw:frame>
        <draw:frame presentation:style-name="pr3" draw:text-style-name="P19" draw:layer="layout" svg:width="23.8cm" svg:height="14.702cm" svg:x="1.597cm" svg:y="5.163cm" presentation:class="outline" presentation:user-transformed="true">
          <draw:text-box>
            <text:list text:style-name="L3">
              <text:list-item>
                <text:p text:style-name="P4">“aplay -l” - list of all cards in system</text:p>
              </text:list-item>
            </text:list>
            <text:list text:style-name="L3">
              <text:list-item>
                <text:p text:style-name="P4">“aplay -L” - list all PCM devices</text:p>
              </text:list-item>
            </text:list>
            <text:list text:style-name="L3">
              <text:list-item>
                <text:p text:style-name="P4">/proc/asound/* - general info, loaded modules, card types...</text:p>
              </text:list-item>
            </text:list>
            <text:list text:style-name="L3">
              <text:list-item>
                <text:p text:style-name="P4">“alsamixer” - low-level set-up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1" presentation:class="page"/>
          <draw:frame presentation:style-name="pr4" draw:text-style-name="P1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content" presentation:presentation-page-layout-name="AL2T1">
        <draw:frame presentation:style-name="pr2" draw:text-style-name="P1" draw:layer="layout" svg:width="23.8cm" svg:height="1.869cm" svg:x="1.697cm" svg:y="2.778cm" presentation:class="title">
          <draw:text-box>
            <text:p text:style-name="P1">Reference</text:p>
          </draw:text-box>
        </draw:frame>
        <draw:frame presentation:style-name="pr3" draw:text-style-name="P4" draw:layer="layout" svg:width="23.8cm" svg:height="14.702cm" svg:x="1.597cm" svg:y="5.163cm" presentation:class="outline">
          <draw:text-box>
            <text:list text:style-name="L3">
              <text:list-item>
                <text:p text:style-name="P4"><text:a xlink:href="http://www.alsa-project.org/">http://www.alsa-project.org</text:a></text:p>
              </text:list-item>
            </text:list>
            <text:list text:style-name="L3">
              <text:list-item>
                <text:p text:style-name="P4"><text:a xlink:href="http://www.alsa-project.org/documentation.php">http://www.alsa-project.org/documentation.php</text:a></text:p>
              </text:list-item>
            </text:list>
            <text:list text:style-name="L3">
              <text:list-item>
                <text:p text:style-name="P4"><text:a xlink:href="http://www.alsa-project.org/alsa-doc/doc-php/asoundrc.php">http://www.alsa-project.org/alsa-doc/doc-php/asoundrc.php</text:a></text:p>
              </text:list-item>
            </text:list>
            <text:list text:style-name="L3">
              <text:list-item>
                <text:p text:style-name="P4"><text:a xlink:href="http://www.suse.de/~mana/alsa090_howto.html">http://www.suse.de/~mana/alsa090_howto.html</text:a></text:p>
              </text:list-item>
            </text:list>
            <text:list text:style-name="L3">
              <text:list-item>
                <text:p text:style-name="P4"><text:a xlink:href="http://www.alsa-project.org/~iwai/writing-an-alsa-driver/index.html">http://www.alsa-project.org/~iwai/writing-an-alsa-driver/index.html</text:a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2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"/>
    <draw:marker draw:name="Arrowheads_20_10" draw:display-name="Arrowheads 10" svg:viewBox="0 0 20 30" svg:d="m10 0-10 30h20z"/>
    <draw:marker draw:name="Arrowheads_20_11" draw:display-name="Arrowheads 11" svg:viewBox="0 0 20 30" svg:d="m10 0-10 30h20z"/>
    <draw:marker draw:name="Arrowheads_20_13" draw:display-name="Arrowheads 13" svg:viewBox="0 0 20 30" svg:d="m10 0-10 30h20z"/>
    <draw:marker draw:name="Arrowheads_20_14" draw:display-name="Arrowheads 14" svg:viewBox="0 0 20 30" svg:d="m10 0-10 30h20z"/>
    <draw:marker draw:name="Arrowheads_20_15" draw:display-name="Arrowheads 15" svg:viewBox="0 0 20 30" svg:d="m10 0-10 30h20z"/>
    <draw:marker draw:name="Arrowheads_20_19" draw:display-name="Arrowheads 19" svg:viewBox="0 0 20 30" svg:d="m10 0-10 30h20z"/>
    <draw:marker draw:name="Arrowheads_20_20" draw:display-name="Arrowheads 20" svg:viewBox="0 0 20 30" svg:d="m10 0-10 30h20z"/>
    <draw:marker draw:name="Arrowheads_20_24" draw:display-name="Arrowheads 24" svg:viewBox="0 0 20 30" svg:d="m10 0-10 30h20z"/>
    <draw:marker draw:name="Arrowheads_20_26" draw:display-name="Arrowheads 26" svg:viewBox="0 0 20 30" svg:d="m10 0-10 30h20z"/>
    <draw:marker draw:name="Arrowheads_20_28" draw:display-name="Arrowheads 28" svg:viewBox="0 0 20 30" svg:d="m10 0-10 30h20z"/>
    <draw:marker draw:name="Arrowheads_20_29" draw:display-name="Arrowheads 29" svg:viewBox="0 0 20 30" svg:d="m10 0-10 30h20z"/>
    <draw:marker draw:name="Arrowheads_20_34" draw:display-name="Arrowheads 34" svg:viewBox="0 0 20 30" svg:d="m10 0-10 30h20z"/>
    <draw:marker draw:name="Arrowheads_20_35" draw:display-name="Arrowheads 35" svg:viewBox="0 0 20 30" svg:d="m10 0-10 30h20z"/>
    <draw:marker draw:name="Arrowheads_20_37" draw:display-name="Arrowheads 37" svg:viewBox="0 0 20 30" svg:d="m10 0-10 30h20z"/>
    <draw:marker draw:name="Arrowheads_20_38" draw:display-name="Arrowheads 38" svg:viewBox="0 0 20 30" svg:d="m10 0-10 30h20z"/>
    <draw:marker draw:name="Arrowheads_20_39" draw:display-name="Arrowheads 39" svg:viewBox="0 0 20 30" svg:d="m10 0-10 30h20z"/>
    <draw:marker draw:name="Arrowheads_20_40" draw:display-name="Arrowheads 40" svg:viewBox="0 0 20 30" svg:d="m10 0-10 30h20z"/>
    <draw:marker draw:name="Arrowheads_20_41" draw:display-name="Arrowheads 41" svg:viewBox="0 0 20 30" svg:d="m10 0-10 30h20z"/>
    <draw:marker draw:name="Arrowheads_20_42" draw:display-name="Arrowheads 42" svg:viewBox="0 0 20 30" svg:d="m10 0-10 30h20z"/>
    <draw:marker draw:name="Arrowheads_20_43" draw:display-name="Arrowheads 43" svg:viewBox="0 0 20 30" svg:d="m10 0-10 30h20z"/>
    <draw:marker draw:name="Arrowheads_20_44" draw:display-name="Arrowheads 44" svg:viewBox="0 0 20 30" svg:d="m10 0-10 30h20z"/>
    <draw:marker draw:name="Arrowheads_20_45" draw:display-name="Arrowheads 45" svg:viewBox="0 0 20 30" svg:d="m10 0-10 30h20z"/>
    <draw:marker draw:name="Arrowheads_20_46" draw:display-name="Arrowheads 46" svg:viewBox="0 0 20 30" svg:d="m10 0-10 30h20z"/>
    <draw:marker draw:name="Arrowheads_20_47" draw:display-name="Arrowheads 47" svg:viewBox="0 0 20 30" svg:d="m10 0-10 30h20z"/>
    <draw:marker draw:name="Arrowheads_20_48" draw:display-name="Arrowheads 48" svg:viewBox="0 0 20 30" svg:d="m10 0-10 30h20z"/>
    <draw:marker draw:name="Arrowheads_20_49" draw:display-name="Arrowheads 49" svg:viewBox="0 0 20 30" svg:d="m10 0-10 30h20z"/>
    <draw:marker draw:name="Arrowheads_20_50" draw:display-name="Arrowheads 50" svg:viewBox="0 0 20 30" svg:d="m10 0-10 30h20z"/>
    <draw:marker draw:name="Arrowheads_20_51" draw:display-name="Arrowheads 51" svg:viewBox="0 0 20 30" svg:d="m10 0-10 30h20z"/>
    <draw:marker draw:name="Arrowheads_20_52" draw:display-name="Arrowheads 52" svg:viewBox="0 0 20 30" svg:d="m10 0-10 30h20z"/>
    <draw:marker draw:name="Arrowheads_20_6" draw:display-name="Arrowheads 6" svg:viewBox="0 0 20 30" svg:d="m10 0-10 30h20z"/>
    <draw:marker draw:name="Arrowheads_20_7" draw:display-name="Arrowheads 7" svg:viewBox="0 0 20 30" svg:d="m10 0-10 30h20z"/>
    <draw:marker draw:name="Arrowheads_20_8" draw:display-name="Arrowheads 8" svg:viewBox="0 0 20 30" svg:d="m10 0-10 30h20z"/>
    <draw:marker draw:name="Arrowheads_20_9" draw:display-name="Arrowheads 9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8" draw:fill-hatch-name="Hatch_20_1" draw:fill-image-name="Bitmape_20_2" draw:fill-image-width="0cm" draw:fill-image-height="0cm" draw:shadow="hidden" draw:shadow-offset-x="0.3cm" draw:shadow-offset-y="0.3cm" draw:shadow-color="#808080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auto-grow-height="false"/>
      <style:text-properties fo:font-family="'Luxi Sans'" style:font-style-name="Regular" style:font-family-generic="roman" style:font-pitch="variable" fo:font-size="19pt"/>
    </style:style>
    <style:style style:name="Subtitle_20_name" style:display-name="Subtitle name" style:family="graphic" style:parent-style-name="standard">
      <style:graphic-properties draw:stroke="none" draw:fill="none"/>
      <style:text-properties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24pt" style:language-asian="none" style:country-asian="none" style:font-style-asian="normal" style:font-weight-asian="normal" style:font-family-complex="'Arial Unicode MS'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content-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Bold" style:font-pitch="variable" fo:font-size="32pt" fo:font-style="normal" fo:text-shadow="none" style:text-underline-style="none" fo:font-weight="bold"/>
    </style:style>
    <style:style style:name="content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</text:list-style>
      </style:graphic-properties>
      <style:paragraph-properties fo:margin-left="0.95cm" fo:margin-right="0cm" fo:margin-top="0.267cm" fo:margin-bottom="0cm" fo:line-height="100%" fo:text-align="start" text:enable-numbering="tru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18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text:enable-numbering="tru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Presentation_5f_template_5f_feb05-title" style:display-name="Presentation_template_feb05-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32pt" fo:font-style="normal" fo:text-shadow="none" style:text-underline-style="none" fo:font-weight="bold" style:font-size-asian="24pt"/>
    </style:style>
    <style:style style:name="Presentation_5f_template_5f_feb05-subtitle" style:display-name="Presentation_template_feb05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Presentation_5f_template_5f_feb05-background" style:display-name="Presentation_template_feb05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esentation_5f_template_5f_feb05-backgroundobjects" style:display-name="Presentation_template_feb05-backgroundobjects" style:family="presentation">
      <style:graphic-properties draw:shadow="hidden" draw:shadow-offset-x="0.3cm" draw:shadow-offset-y="0.3cm" draw:shadow-color="#808080"/>
    </style:style>
    <style:style style:name="Presentation_5f_template_5f_feb05-notes" style:display-name="Presentation_template_feb05-notes" style:family="presentation">
      <style:graphic-properties draw:stroke="none" draw:fill="none">
        <text:list-style>
          <text:list-level-style-number text:level="1" style:num-format=""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Presentation_5f_template_5f_feb05-outline1" style:display-name="Presentation_template_feb05-outline1" style:family="presentation">
      <style:graphic-properties draw:stroke="none" draw:fill="none">
        <text:list-style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0pt" fo:font-style="normal" fo:text-shadow="none" style:text-underline-style="none" fo:font-weight="normal" style:font-size-asian="24pt"/>
    </style:style>
    <style:style style:name="Presentation_5f_template_5f_feb05-outline2" style:display-name="Presentation_template_feb05-outline2" style:family="presentation" style:parent-style-name="Presentation_5f_template_5f_feb05-outline1">
      <style:paragraph-properties fo:margin-left="2.063cm" fo:margin-right="0cm" fo:margin-top="0.233cm" fo:margin-bottom="0cm" fo:line-height="100%" fo:text-align="center" text:enable-numbering="fals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3" style:display-name="Presentation_template_feb05-outline3" style:family="presentation" style:parent-style-name="Presentation_5f_template_5f_feb05-outline2">
      <style:paragraph-properties fo:margin-left="3.175cm" fo:margin-right="0cm" fo:margin-top="0.202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4" style:display-name="Presentation_template_feb05-outline4" style:family="presentation" style:parent-style-name="Presentation_5f_template_5f_feb05-outline3">
      <style:paragraph-properties fo:margin-left="4.44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5" style:display-name="Presentation_template_feb05-outline5" style:family="presentation" style:parent-style-name="Presentation_5f_template_5f_feb05-outline4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6" style:display-name="Presentation_template_feb05-outline6" style:family="presentation" style:parent-style-name="Presentation_5f_template_5f_feb05-outline5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7" style:display-name="Presentation_template_feb05-outline7" style:family="presentation" style:parent-style-name="Presentation_5f_template_5f_feb05-outline6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8" style:display-name="Presentation_template_feb05-outline8" style:family="presentation" style:parent-style-name="Presentation_5f_template_5f_feb05-outline7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9" style:display-name="Presentation_template_feb05-outline9" style:family="presentation" style:parent-style-name="Presentation_5f_template_5f_feb05-outline8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standard">
      <style:graphic-properties draw:fill="solid" draw:fill-color="#cc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content-title">
      <style:graphic-properties draw:fill-color="#ffffff" draw:auto-grow-height="false" fo:min-height="3.507cm"/>
    </style:style>
    <style:style style:name="pr2" style:family="presentation" style:parent-style-name="content-outline1" style:list-style-name="L2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0.952cm" fo:margin-right="0cm" fo:text-indent="-0.952cm"/>
      <style:text-properties style:font-size-asian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size="22pt"/>
    </style:style>
    <style:style style:name="T2" style:family="text">
      <style:text-properties fo:color="#ff0000" fo:font-size="12pt"/>
    </style:style>
    <text:list-style style:name="L1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</text:list-style>
    <text:list-style style:name="L3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content" style:page-layout-name="PM1" draw:style-name="dp1">
      <draw:frame draw:style-name="gr1" draw:layer="backgroundobjects" svg:width="6.066cm" svg:height="1.582cm" svg:x="7.932cm" svg:y="19.132cm">
        <draw:text-box>
          <text:p text:style-name="P1"/>
        </draw:text-box>
      </draw:frame>
      <draw:frame presentation:style-name="pr1" draw:text-style-name="P2" draw:layer="backgroundobjects" svg:width="23.8cm" svg:height="1.868cm" svg:x="1.697cm" svg:y="2.778cm" presentation:class="title">
        <draw:text-box>
          <text:p text:style-name="P1">Replace slide headline here</text:p>
        </draw:text-box>
      </draw:frame>
      <draw:frame presentation:style-name="pr2" draw:text-style-name="P5" draw:layer="backgroundobjects" svg:width="23.8cm" svg:height="14.701cm" svg:x="1.597cm" svg:y="5.163cm" presentation:class="outline">
        <draw:text-box>
          <text:list text:style-name="L2">
            <text:list-item>
              <text:p text:style-name="P3"><text:span text:style-name="T1">Click to edit the outline text format</text:span></text:p>
            </text:list-item>
          </text:list>
          <text:list text:style-name="L2">
            <text:list-item>
              <text:list>
                <text:list-item>
                  <text:p text:style-name="P4"><text:span text:style-name="T1"/></text:p>
                </text:list-item>
              </text:list>
            </text:list-item>
          </text:list>
        </draw:text-box>
      </draw:frame>
      <draw:frame draw:style-name="gr2" draw:text-style-name="P6" draw:layer="backgroundobjects" svg:width="3.034cm" svg:height="1.018cm" svg:x="0.539cm" svg:y="0.631cm">
        <draw:image xlink:href="Pictures/100000000000007700000028EB211CE7.jpg" xlink:type="simple" xlink:show="embed" xlink:actuate="onLoad">
          <text:p text:style-name="P1"/>
        </draw:image>
      </draw:frame>
      <presentation:notes style:page-layout-name="PM2">
        <draw:rect draw:style-name="gr3" draw:text-style-name="P6" draw:layer="backgroundobjects" svg:width="19.05cm" svg:height="25.4cm" svg:x="0cm" svg:y="0cm">
          <text:p text:style-name="P1"/>
        </draw:rect>
        <draw:frame draw:style-name="gr4" draw:layer="backgroundobjects" svg:width="8.255cm" svg:height="1.43cm" svg:x="0cm" svg:y="0cm">
          <draw:text-box>
            <text:p text:style-name="P1"/>
          </draw:text-box>
        </draw:frame>
        <draw:frame draw:style-name="gr5" draw:layer="backgroundobjects" svg:width="8.255cm" svg:height="1.43cm" svg:x="10.795cm" svg:y="0cm">
          <draw:text-box>
            <text:p text:style-name="P1"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gr6" draw:layer="backgroundobjects" svg:width="8.255cm" svg:height="1.43cm" svg:x="0cm" svg:y="23.97cm">
          <draw:text-box>
            <text:p text:style-name="P1"/>
          </draw:text-box>
        </draw:frame>
        <draw:frame draw:style-name="gr7" draw:layer="backgroundobjects" svg:width="8.255cm" svg:height="1.271cm" svg:x="10.795cm" svg:y="24.129cm">
          <draw:text-box>
            <text:p text:style-name="P7"><text:span text:style-name="T2"><text:page-number>&lt;number&gt;</text:page-number></text:span></text:p>
          </draw:text-box>
        </draw:frame>
      </presentation:notes>
    </style:master-page>
    <style:master-page style:name="Presentation_5f_template_5f_feb05" style:display-name="Presentation_template_feb05" style:page-layout-name="PM1" draw:style-name="dp2">
      <draw:frame presentation:style-name="Presentation_5f_template_5f_feb05-title" draw:layer="backgroundobjects" svg:width="12.12cm" svg:height="3.214cm" svg:x="2.797cm" svg:y="6.334cm" presentation:class="title" presentation:placeholder="true">
        <draw:text-box/>
      </draw:frame>
      <draw:frame presentation:style-name="Presentation_5f_template_5f_feb05-outline1" draw:layer="backgroundobjects" svg:width="13.919cm" svg:height="2.821cm" svg:x="3.118cm" svg:y="12.779cm" presentation:class="outline" presentation:placeholder="true">
        <draw:text-box/>
      </draw:frame>
      <draw:rect draw:style-name="gr8" draw:text-style-name="P6" draw:layer="backgroundobjects" svg:width="28.1cm" svg:height="21.07cm" svg:x="0cm" svg:y="0cm">
        <text:p text:style-name="P1"/>
      </draw:rect>
      <draw:frame draw:style-name="gr9" draw:text-style-name="P1" draw:layer="backgroundobjects" svg:width="0.23cm" svg:height="1.174cm" svg:x="9.97cm" svg:y="3.796cm">
        <draw:text-box>
          <text:p text:style-name="P1"/>
        </draw:text-box>
      </draw:frame>
      <draw:frame draw:style-name="gr2" draw:text-style-name="P6" draw:layer="backgroundobjects" svg:width="4.773cm" svg:height="1.584cm" svg:x="0.596cm" svg:y="0.597cm">
        <draw:image xlink:href="Pictures/10000000000000FA00000053A139BF06.jpg" xlink:type="simple" xlink:show="embed" xlink:actuate="onLoad">
          <text:p text:style-name="P1"/>
        </draw:image>
      </draw:frame>
      <draw:frame draw:style-name="gr9" draw:text-style-name="P1" draw:layer="backgroundobjects" svg:width="13.344cm" svg:height="1.174cm" svg:x="3.068cm" svg:y="6.557cm">
        <draw:text-box>
          <text:p text:style-name="P1"/>
        </draw:text-box>
      </draw:frame>
      <presentation:notes style:page-layout-name="PM2">
        <draw:page-thumbnail presentation:style-name="Presentation_5f_template_5f_feb05-title" draw:layer="backgroundobjects" svg:width="9.999cm" svg:height="9.999cm" svg:x="0cm" svg:y="0cm" presentation:class="page"/>
        <draw:frame presentation:style-name="Presentation_5f_template_5f_feb05-notes" draw:layer="backgroundobjects" svg:width="21.69cm" svg:height="8.457cm" svg:x="1.866cm" svg:y="8.99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6-06-11T23:01:19</meta:creation-date>
    <dc:date>2006-06-18T09:55:06</dc:date>
    <dc:language>en-US</dc:language>
    <meta:editing-cycles>296</meta:editing-cycles>
    <meta:editing-duration>PT7H5M37S</meta:editing-duration>
    <meta:user-defined meta:name="Info 1"/>
    <meta:user-defined meta:name="Info 2"/>
    <meta:user-defined meta:name="Info 3"/>
    <meta:user-defined meta:name="Info 4"/>
    <meta:document-statistic meta:object-count="302"/>
  </office:meta>
</office:document-meta>
</file>